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35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style:font-family-complex="Calibri Light" fo:font-size="1.11111in" style:font-size-asian="1.11111in" style:font-size-complex="1.11111in" fo:letter-spacing="-0.00694in" fo:language="en" fo:country="US" fo:font-style="normal" style:font-style-asian="normal" style:font-style-complex="normal" fo:text-shadow="-0.0266in -0.02232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1.11111in" style:font-size-asian="1.11111in" style:font-size-complex="1.1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85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style:font-family-complex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5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0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style:font-family-complex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90%" fo:text-align="left" style:tab-stop-distance="1in" fo:margin-left="0.5in" fo:margin-right="0in" fo:text-indent="-0.5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style:font-family-complex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0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90%" fo:text-align="left" style:tab-stop-distance="1in" fo:margin-left="0.5in" fo:margin-right="0in" fo:text-indent="-0.5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06">
      <style:paragraph-properties fo:line-height="90%" fo:text-align="left" style:tab-stop-distance="1.02083in" fo:margin-left="0in" fo:margin-right="0in" fo:text-indent="0in" fo:margin-top="0in" fo:margin-bottom="0.125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7">
      <style:graphic-properties fo:wrap-option="wrap" fo:padding-top="0.11439in" fo:padding-bottom="0.11439in" fo:padding-left="0.11439in" fo:padding-right="0.11439in" draw:textarea-vertical-align="middle" draw:textarea-horizontal-align="left" draw:fill="solid" draw:fill-color="#99cb38" draw:opacity="100%" draw:stroke="solid" svg:stroke-width="0.01736in" svg:stroke-color="#ffffff" svg:stroke-opacity="100%" svg:stroke-linecap="butt" draw:auto-grow-width="false" draw:auto-grow-height="false"/>
      <style:paragraph-properties style:font-independent-line-spacing="true" style:writing-mode="lr-tb"/>
    </style:style>
    <style:style style:family="drawing-page" style:name="a4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99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style:font-family-complex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90%" fo:text-align="left" style:tab-stop-distance="1.02083in" fo:margin-left="0in" fo:margin-right="0in" fo:text-indent="0in" fo:margin-top="0in" fo:margin-bottom="0.125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0.5in" fo:margin-right="0in" fo:text-indent="-0.5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9">
      <style:paragraph-properties fo:line-height="90%" fo:text-align="left" style:tab-stop-distance="1in" fo:margin-left="0.5in" fo:margin-right="0in" fo:text-indent="-0.5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0">
      <style:graphic-properties fo:wrap-option="wrap" fo:padding-top="0.11439in" fo:padding-bottom="0.11439in" fo:padding-left="0.11439in" fo:padding-right="0.11439in" draw:textarea-vertical-align="middle" draw:textarea-horizontal-align="left" draw:fill="solid" draw:fill-color="#99cb38" draw:opacity="100%" draw:stroke="solid" svg:stroke-width="0.01736in" svg:stroke-color="#ffffff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4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90%" fo:text-align="left" style:tab-stop-distance="1.02083in" fo:margin-left="0in" fo:margin-right="0in" fo:text-indent="0in" fo:margin-top="0in" fo:margin-bottom="0.125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3">
      <style:graphic-properties fo:wrap-option="wrap" fo:padding-top="0.11439in" fo:padding-bottom="0.11439in" fo:padding-left="0.11439in" fo:padding-right="0.11439in" draw:textarea-vertical-align="middle" draw:textarea-horizontal-align="left" draw:fill="solid" draw:fill-color="#99cb38" draw:opacity="100%" draw:stroke="solid" svg:stroke-width="0.01736in" svg:stroke-color="#ffffff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4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90%" fo:text-align="left" style:tab-stop-distance="1.02083in" fo:margin-left="0in" fo:margin-right="0in" fo:text-indent="0in" fo:margin-top="0in" fo:margin-bottom="0.125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6">
      <style:graphic-properties fo:wrap-option="wrap" fo:padding-top="0.11439in" fo:padding-bottom="0.11439in" fo:padding-left="0.11439in" fo:padding-right="0.11439in" draw:textarea-vertical-align="middle" draw:textarea-horizontal-align="left" draw:fill="solid" draw:fill-color="#99cb38" draw:opacity="100%" draw:stroke="solid" svg:stroke-width="0.01736in" svg:stroke-color="#ffffff" svg:stroke-opacity="100%" svg:stroke-linecap="butt" draw:auto-grow-width="false" draw:auto-grow-height="false"/>
      <style:paragraph-properties style:font-independent-line-spacing="true" style:writing-mode="lr-tb"/>
    </style:style>
    <style:style style:family="paragraph" style:name="a481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90%" fo:text-align="left" style:tab-stop-distance="1.02083in" fo:margin-left="0in" fo:margin-right="0in" fo:text-indent="0in" fo:margin-top="0in" fo:margin-bottom="0.125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3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19">
      <style:graphic-properties fo:wrap-option="wrap" fo:padding-top="0.11439in" fo:padding-bottom="0.11439in" fo:padding-left="0.11439in" fo:padding-right="0.11439in" draw:textarea-vertical-align="middle" draw:textarea-horizontal-align="left" draw:fill="solid" draw:fill-color="#99cb38" draw:opacity="100%" draw:stroke="solid" svg:stroke-width="0.01736in" svg:stroke-color="#ffffff" svg:stroke-opacity="100%" svg:stroke-linecap="butt" draw:auto-grow-width="false" draw:auto-grow-height="false"/>
      <style:paragraph-properties style:font-independent-line-spacing="true" style:writing-mode="lr-tb"/>
    </style:style>
    <style:style style:family="drawing-page" style:name="a48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style:font-family-complex="Calibri Light" fo:font-size="0.5in" style:font-size-asian="0.5in" style:font-size-complex="0.5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style:font-family-complex="Calibri Light" fo:font-size="0.5in" style:font-size-asian="0.5in" style:font-size-complex="0.5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5in" fo:margin-right="0in" fo:text-indent="-0.5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90%" fo:text-align="left" style:tab-stop-distance="1in" fo:margin-left="0.41944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2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4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style:font-family-complex="Calibri Light" fo:font-size="0.5in" style:font-size-asian="0.5in" style:font-size-complex="0.5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90%" fo:text-align="left" style:tab-stop-distance="1.02083in" fo:margin-left="0in" fo:margin-right="0in" fo:text-indent="0in" fo:margin-top="0in" fo:margin-bottom="0.12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3">
      <style:graphic-properties fo:wrap-option="wrap" fo:padding-top="0.11439in" fo:padding-bottom="0.11439in" fo:padding-left="0.11439in" fo:padding-right="0.11439in" draw:textarea-vertical-align="middle" draw:textarea-horizontal-align="left" draw:fill="solid" draw:fill-color="#99cb38" draw:opacity="100%" draw:stroke="solid" svg:stroke-width="0.01736in" svg:stroke-color="#ffffff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4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90%" fo:text-align="left" style:tab-stop-distance="1.02083in" fo:margin-left="0in" fo:margin-right="0in" fo:text-indent="0in" fo:margin-top="0in" fo:margin-bottom="0.12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0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26">
      <style:graphic-properties fo:wrap-option="wrap" fo:padding-top="0.11439in" fo:padding-bottom="0.11439in" fo:padding-left="0.11439in" fo:padding-right="0.11439in" draw:textarea-vertical-align="middle" draw:textarea-horizontal-align="left" draw:fill="solid" draw:fill-color="#99cb38" draw:opacity="100%" draw:stroke="solid" svg:stroke-width="0.01736in" svg:stroke-color="#ffffff" svg:stroke-opacity="100%" svg:stroke-linecap="butt" draw:auto-grow-width="false" draw:auto-grow-height="false"/>
      <style:paragraph-properties style:font-independent-line-spacing="true" style:writing-mode="lr-tb"/>
    </style:style>
    <style:style style:family="presentation" style:name="a4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27">
      <style:graphic-properties/>
    </style:style>
    <style:style style:family="drawing-page" style:name="a4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style:font-family-complex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90%" fo:text-align="left" style:tab-stop-distance="1in" fo:margin-left="0.41944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90%" fo:text-align="left" style:tab-stop-distance="1in" fo:margin-left="0.41944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90%" fo:text-align="left" style:tab-stop-distance="1in" fo:margin-left="0.41944in" fo:margin-right="0in" fo:text-indent="-0.375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90%" fo:text-align="left" style:tab-stop-distance="1in" fo:margin-left="0.5in" fo:margin-right="0in" fo:text-indent="-0.5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0%" fo:text-align="left" style:tab-stop-distance="1in" fo:margin-left="0.41944in" fo:margin-right="0in" fo:text-indent="-0.375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90%" fo:text-align="left" style:tab-stop-distance="1in" fo:margin-left="0.41944in" fo:margin-right="0in" fo:text-indent="-0.375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52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text:list-style style:name="a398">
      <text:list-level-style-number text:level="1" style:num-format="1" style:num-suffix=".">
        <style:list-level-properties text:space-before="0in" text:min-label-width="0.5in"/>
        <style:text-properties fo:color="#99cb38" fo:font-family="Calibri" style:font-family-generic="swiss" style:font-pitch="variable" fo:font-size="100%"/>
      </text:list-level-style-number>
      <text:list-level-style-number text:level="2" style:num-format="1" style:num-suffix=".">
        <style:list-level-properties text:space-before="0.32in" text:min-label-width="0.5in"/>
        <style:text-properties fo:color="#99cb38" fo:font-family="Calibri" style:font-family-generic="swiss" style:font-pitch="variable" fo:font-size="100%"/>
      </text:list-level-style-number>
      <text:list-level-style-number text:level="3" style:num-format="1" style:num-suffix=".">
        <style:list-level-properties text:space-before="0.52in" text:min-label-width="0.5in"/>
        <style:text-properties fo:color="#99cb38" fo:font-family="Calibri" style:font-family-generic="swiss" style:font-pitch="variable" fo:font-size="100%"/>
      </text:list-level-style-number>
      <text:list-level-style-number text:level="4" style:num-format="1" style:num-suffix=".">
        <style:list-level-properties text:space-before="0.72in" text:min-label-width="0.5in"/>
        <style:text-properties fo:color="#99cb38" fo:font-family="Calibri" style:font-family-generic="swiss" style:font-pitch="variable" fo:font-size="100%"/>
      </text:list-level-style-number>
      <text:list-level-style-number text:level="5" style:num-format="1" style:num-suffix=".">
        <style:list-level-properties text:space-before="0.92in" text:min-label-width="0.5in"/>
        <style:text-properties fo:color="#99cb38" fo:font-family="Calibri" style:font-family-generic="swiss" style:font-pitch="variable" fo:font-size="100%"/>
      </text:list-level-style-number>
      <text:list-level-style-number text:level="6" style:num-format="1" style:num-suffix=".">
        <style:list-level-properties text:space-before="1.10297in" text:min-label-width="0.5in"/>
        <style:text-properties fo:color="#99cb38" fo:font-family="Calibri" style:font-family-generic="swiss" style:font-pitch="variable" fo:font-size="100%"/>
      </text:list-level-style-number>
      <text:list-level-style-number text:level="7" style:num-format="1" style:num-suffix=".">
        <style:list-level-properties text:space-before="1.3217in" text:min-label-width="0.5in"/>
        <style:text-properties fo:color="#99cb38" fo:font-family="Calibri" style:font-family-generic="swiss" style:font-pitch="variable" fo:font-size="100%"/>
      </text:list-level-style-number>
      <text:list-level-style-number text:level="8" style:num-format="1" style:num-suffix=".">
        <style:list-level-properties text:space-before="1.54042in" text:min-label-width="0.5in"/>
        <style:text-properties fo:color="#99cb38" fo:font-family="Calibri" style:font-family-generic="swiss" style:font-pitch="variable" fo:font-size="100%"/>
      </text:list-level-style-number>
      <text:list-level-style-number text:level="9" style:num-format="1" style:num-suffix=".">
        <style:list-level-properties text:space-before="1.75914in" text:min-label-width="0.5in"/>
        <style:text-properties fo:color="#99cb38" fo:font-family="Calibri" style:font-family-generic="swiss" style:font-pitch="variable" fo:font-size="100%"/>
      </text:list-level-style-number>
    </text:list-style>
    <text:list-style style:name="a465">
      <text:list-level-style-number text:level="1" style:num-format="1" style:num-suffix=".">
        <style:list-level-properties text:space-before="0in" text:min-label-width="0.375in"/>
        <style:text-properties fo:color="#99cb38" fo:font-family="Calibri" style:font-family-generic="swiss" style:font-pitch="variable" fo:font-size="100%"/>
      </text:list-level-style-number>
      <text:list-level-style-number text:level="2" style:num-format="1" style:num-suffix=".">
        <style:list-level-properties text:space-before="0.04444in" text:min-label-width="0.375in"/>
        <style:text-properties fo:color="#99cb38" fo:font-family="Calibri" style:font-family-generic="swiss" style:font-pitch="variable" fo:font-size="100%"/>
      </text:list-level-style-number>
      <text:list-level-style-number text:level="3" style:num-format="1" style:num-suffix=".">
        <style:list-level-properties text:space-before="0.24444in" text:min-label-width="0.375in"/>
        <style:text-properties fo:color="#99cb38" fo:font-family="Calibri" style:font-family-generic="swiss" style:font-pitch="variable" fo:font-size="100%"/>
      </text:list-level-style-number>
      <text:list-level-style-number text:level="4" style:num-format="1" style:num-suffix=".">
        <style:list-level-properties text:space-before="0.44444in" text:min-label-width="0.375in"/>
        <style:text-properties fo:color="#99cb38" fo:font-family="Calibri" style:font-family-generic="swiss" style:font-pitch="variable" fo:font-size="100%"/>
      </text:list-level-style-number>
      <text:list-level-style-number text:level="5" style:num-format="1" style:num-suffix=".">
        <style:list-level-properties text:space-before="0.64444in" text:min-label-width="0.375in"/>
        <style:text-properties fo:color="#99cb38" fo:font-family="Calibri" style:font-family-generic="swiss" style:font-pitch="variable" fo:font-size="100%"/>
      </text:list-level-style-number>
      <text:list-level-style-number text:level="6" style:num-format="1" style:num-suffix=".">
        <style:list-level-properties text:space-before="0.82742in" text:min-label-width="0.375in"/>
        <style:text-properties fo:color="#99cb38" fo:font-family="Calibri" style:font-family-generic="swiss" style:font-pitch="variable" fo:font-size="100%"/>
      </text:list-level-style-number>
      <text:list-level-style-number text:level="7" style:num-format="1" style:num-suffix=".">
        <style:list-level-properties text:space-before="1.04614in" text:min-label-width="0.375in"/>
        <style:text-properties fo:color="#99cb38" fo:font-family="Calibri" style:font-family-generic="swiss" style:font-pitch="variable" fo:font-size="100%"/>
      </text:list-level-style-number>
      <text:list-level-style-number text:level="8" style:num-format="1" style:num-suffix=".">
        <style:list-level-properties text:space-before="1.26486in" text:min-label-width="0.375in"/>
        <style:text-properties fo:color="#99cb38" fo:font-family="Calibri" style:font-family-generic="swiss" style:font-pitch="variable" fo:font-size="100%"/>
      </text:list-level-style-number>
      <text:list-level-style-number text:level="9" style:num-format="1" style:num-suffix=".">
        <style:list-level-properties text:space-before="1.48359in" text:min-label-width="0.375in"/>
        <style:text-properties fo:color="#99cb38" fo:font-family="Calibri" style:font-family-generic="swiss" style:font-pitch="variable" fo:font-size="100%"/>
      </text:list-level-style-number>
    </text:list-style>
    <text:list-style style:name="a469">
      <text:list-level-style-number text:level="1" style:num-format="1" style:num-suffix=".">
        <style:list-level-properties text:space-before="0in" text:min-label-width="0.375in"/>
        <style:text-properties fo:color="#99cb38" fo:font-family="Calibri" style:font-family-generic="swiss" style:font-pitch="variable" fo:font-size="100%"/>
      </text:list-level-style-number>
      <text:list-level-style-number text:level="2" style:num-format="1" style:num-suffix=".">
        <style:list-level-properties text:space-before="0.04444in" text:min-label-width="0.375in"/>
        <style:text-properties fo:color="#99cb38" fo:font-family="Calibri" style:font-family-generic="swiss" style:font-pitch="variable" fo:font-size="100%"/>
      </text:list-level-style-number>
      <text:list-level-style-number text:level="3" style:num-format="1" style:num-suffix=".">
        <style:list-level-properties text:space-before="0.24444in" text:min-label-width="0.375in"/>
        <style:text-properties fo:color="#99cb38" fo:font-family="Calibri" style:font-family-generic="swiss" style:font-pitch="variable" fo:font-size="100%"/>
      </text:list-level-style-number>
      <text:list-level-style-number text:level="4" style:num-format="1" style:num-suffix=".">
        <style:list-level-properties text:space-before="0.44444in" text:min-label-width="0.375in"/>
        <style:text-properties fo:color="#99cb38" fo:font-family="Calibri" style:font-family-generic="swiss" style:font-pitch="variable" fo:font-size="100%"/>
      </text:list-level-style-number>
      <text:list-level-style-number text:level="5" style:num-format="1" style:num-suffix=".">
        <style:list-level-properties text:space-before="0.64444in" text:min-label-width="0.375in"/>
        <style:text-properties fo:color="#99cb38" fo:font-family="Calibri" style:font-family-generic="swiss" style:font-pitch="variable" fo:font-size="100%"/>
      </text:list-level-style-number>
      <text:list-level-style-number text:level="6" style:num-format="1" style:num-suffix=".">
        <style:list-level-properties text:space-before="0.82742in" text:min-label-width="0.375in"/>
        <style:text-properties fo:color="#99cb38" fo:font-family="Calibri" style:font-family-generic="swiss" style:font-pitch="variable" fo:font-size="100%"/>
      </text:list-level-style-number>
      <text:list-level-style-number text:level="7" style:num-format="1" style:num-suffix=".">
        <style:list-level-properties text:space-before="1.04614in" text:min-label-width="0.375in"/>
        <style:text-properties fo:color="#99cb38" fo:font-family="Calibri" style:font-family-generic="swiss" style:font-pitch="variable" fo:font-size="100%"/>
      </text:list-level-style-number>
      <text:list-level-style-number text:level="8" style:num-format="1" style:num-suffix=".">
        <style:list-level-properties text:space-before="1.26486in" text:min-label-width="0.375in"/>
        <style:text-properties fo:color="#99cb38" fo:font-family="Calibri" style:font-family-generic="swiss" style:font-pitch="variable" fo:font-size="100%"/>
      </text:list-level-style-number>
      <text:list-level-style-number text:level="9" style:num-format="1" style:num-suffix=".">
        <style:list-level-properties text:space-before="1.48359in" text:min-label-width="0.375in"/>
        <style:text-properties fo:color="#99cb38" fo:font-family="Calibri" style:font-family-generic="swiss" style:font-pitch="variable" fo:font-size="100%"/>
      </text:list-level-style-number>
    </text:list-style>
    <text:list-style style:name="a482">
      <text:list-level-style-bullet text:level="1" text:bullet-char=" ">
        <style:list-level-properties text:space-before="0in" text:min-label-width="0.1in"/>
        <style:text-properties fo:color="#99cb38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99cb38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99cb38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99cb38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99cb38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99cb38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99cb38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99cb38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99cb38" fo:font-family="Calibri" style:font-family-generic="swiss" style:font-pitch="variable" fo:font-size="100%"/>
      </text:list-level-style-bullet>
    </text:list-style>
    <text:list-style style:name="a479">
      <text:list-level-style-bullet text:level="1" text:bullet-char=" ">
        <style:list-level-properties text:space-before="0in" text:min-label-width="0.1in"/>
        <style:text-properties fo:color="#99cb38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99cb38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99cb38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99cb38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99cb38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99cb38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99cb38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99cb38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99cb38" fo:font-family="Calibri" style:font-family-generic="swiss" style:font-pitch="variable" fo:font-size="100%"/>
      </text:list-level-style-bullet>
    </text:list-style>
    <text:list-style style:name="a370">
      <text:list-level-style-number text:level="1" style:num-format="1" style:num-suffix=".">
        <style:list-level-properties text:space-before="0in" text:min-label-width="0.5in"/>
        <style:text-properties fo:color="#99cb38" fo:font-family="Calibri" style:font-family-generic="swiss" style:font-pitch="variable" fo:font-size="100%"/>
      </text:list-level-style-number>
      <text:list-level-style-number text:level="2" style:num-format="1" style:num-suffix=".">
        <style:list-level-properties text:space-before="0.32in" text:min-label-width="0.5in"/>
        <style:text-properties fo:color="#99cb38" fo:font-family="Calibri" style:font-family-generic="swiss" style:font-pitch="variable" fo:font-size="100%"/>
      </text:list-level-style-number>
      <text:list-level-style-number text:level="3" style:num-format="1" style:num-suffix=".">
        <style:list-level-properties text:space-before="0.52in" text:min-label-width="0.5in"/>
        <style:text-properties fo:color="#99cb38" fo:font-family="Calibri" style:font-family-generic="swiss" style:font-pitch="variable" fo:font-size="100%"/>
      </text:list-level-style-number>
      <text:list-level-style-number text:level="4" style:num-format="1" style:num-suffix=".">
        <style:list-level-properties text:space-before="0.72in" text:min-label-width="0.5in"/>
        <style:text-properties fo:color="#99cb38" fo:font-family="Calibri" style:font-family-generic="swiss" style:font-pitch="variable" fo:font-size="100%"/>
      </text:list-level-style-number>
      <text:list-level-style-number text:level="5" style:num-format="1" style:num-suffix=".">
        <style:list-level-properties text:space-before="0.92in" text:min-label-width="0.5in"/>
        <style:text-properties fo:color="#99cb38" fo:font-family="Calibri" style:font-family-generic="swiss" style:font-pitch="variable" fo:font-size="100%"/>
      </text:list-level-style-number>
      <text:list-level-style-number text:level="6" style:num-format="1" style:num-suffix=".">
        <style:list-level-properties text:space-before="1.10297in" text:min-label-width="0.5in"/>
        <style:text-properties fo:color="#99cb38" fo:font-family="Calibri" style:font-family-generic="swiss" style:font-pitch="variable" fo:font-size="100%"/>
      </text:list-level-style-number>
      <text:list-level-style-number text:level="7" style:num-format="1" style:num-suffix=".">
        <style:list-level-properties text:space-before="1.3217in" text:min-label-width="0.5in"/>
        <style:text-properties fo:color="#99cb38" fo:font-family="Calibri" style:font-family-generic="swiss" style:font-pitch="variable" fo:font-size="100%"/>
      </text:list-level-style-number>
      <text:list-level-style-number text:level="8" style:num-format="1" style:num-suffix=".">
        <style:list-level-properties text:space-before="1.54042in" text:min-label-width="0.5in"/>
        <style:text-properties fo:color="#99cb38" fo:font-family="Calibri" style:font-family-generic="swiss" style:font-pitch="variable" fo:font-size="100%"/>
      </text:list-level-style-number>
      <text:list-level-style-number text:level="9" style:num-format="1" style:num-suffix=".">
        <style:list-level-properties text:space-before="1.75914in" text:min-label-width="0.5in"/>
        <style:text-properties fo:color="#99cb38" fo:font-family="Calibri" style:font-family-generic="swiss" style:font-pitch="variable" fo:font-size="100%"/>
      </text:list-level-style-number>
    </text:list-style>
    <text:list-style style:name="a366">
      <text:list-level-style-number text:level="1" style:num-format="1" style:num-suffix=".">
        <style:list-level-properties text:space-before="0in" text:min-label-width="0.5in"/>
        <style:text-properties fo:color="#99cb38" fo:font-family="Calibri" style:font-family-generic="swiss" style:font-pitch="variable" fo:font-size="100%"/>
      </text:list-level-style-number>
      <text:list-level-style-number text:level="2" style:num-format="1" style:num-suffix=".">
        <style:list-level-properties text:space-before="0.32in" text:min-label-width="0.5in"/>
        <style:text-properties fo:color="#99cb38" fo:font-family="Calibri" style:font-family-generic="swiss" style:font-pitch="variable" fo:font-size="100%"/>
      </text:list-level-style-number>
      <text:list-level-style-number text:level="3" style:num-format="1" style:num-suffix=".">
        <style:list-level-properties text:space-before="0.52in" text:min-label-width="0.5in"/>
        <style:text-properties fo:color="#99cb38" fo:font-family="Calibri" style:font-family-generic="swiss" style:font-pitch="variable" fo:font-size="100%"/>
      </text:list-level-style-number>
      <text:list-level-style-number text:level="4" style:num-format="1" style:num-suffix=".">
        <style:list-level-properties text:space-before="0.72in" text:min-label-width="0.5in"/>
        <style:text-properties fo:color="#99cb38" fo:font-family="Calibri" style:font-family-generic="swiss" style:font-pitch="variable" fo:font-size="100%"/>
      </text:list-level-style-number>
      <text:list-level-style-number text:level="5" style:num-format="1" style:num-suffix=".">
        <style:list-level-properties text:space-before="0.92in" text:min-label-width="0.5in"/>
        <style:text-properties fo:color="#99cb38" fo:font-family="Calibri" style:font-family-generic="swiss" style:font-pitch="variable" fo:font-size="100%"/>
      </text:list-level-style-number>
      <text:list-level-style-number text:level="6" style:num-format="1" style:num-suffix=".">
        <style:list-level-properties text:space-before="1.10297in" text:min-label-width="0.5in"/>
        <style:text-properties fo:color="#99cb38" fo:font-family="Calibri" style:font-family-generic="swiss" style:font-pitch="variable" fo:font-size="100%"/>
      </text:list-level-style-number>
      <text:list-level-style-number text:level="7" style:num-format="1" style:num-suffix=".">
        <style:list-level-properties text:space-before="1.3217in" text:min-label-width="0.5in"/>
        <style:text-properties fo:color="#99cb38" fo:font-family="Calibri" style:font-family-generic="swiss" style:font-pitch="variable" fo:font-size="100%"/>
      </text:list-level-style-number>
      <text:list-level-style-number text:level="8" style:num-format="1" style:num-suffix=".">
        <style:list-level-properties text:space-before="1.54042in" text:min-label-width="0.5in"/>
        <style:text-properties fo:color="#99cb38" fo:font-family="Calibri" style:font-family-generic="swiss" style:font-pitch="variable" fo:font-size="100%"/>
      </text:list-level-style-number>
      <text:list-level-style-number text:level="9" style:num-format="1" style:num-suffix=".">
        <style:list-level-properties text:space-before="1.75914in" text:min-label-width="0.5in"/>
        <style:text-properties fo:color="#99cb38" fo:font-family="Calibri" style:font-family-generic="swiss" style:font-pitch="variable" fo:font-size="100%"/>
      </text:list-level-style-number>
    </text:list-style>
    <text:list-style style:name="a374">
      <text:list-level-style-number text:level="1" style:num-format="1" style:num-suffix=".">
        <style:list-level-properties text:space-before="0in" text:min-label-width="0.5in"/>
        <style:text-properties fo:color="#99cb38" fo:font-family="Calibri" style:font-family-generic="swiss" style:font-pitch="variable" fo:font-size="100%"/>
      </text:list-level-style-number>
      <text:list-level-style-number text:level="2" style:num-format="1" style:num-suffix=".">
        <style:list-level-properties text:space-before="0.32in" text:min-label-width="0.5in"/>
        <style:text-properties fo:color="#99cb38" fo:font-family="Calibri" style:font-family-generic="swiss" style:font-pitch="variable" fo:font-size="100%"/>
      </text:list-level-style-number>
      <text:list-level-style-number text:level="3" style:num-format="1" style:num-suffix=".">
        <style:list-level-properties text:space-before="0.52in" text:min-label-width="0.5in"/>
        <style:text-properties fo:color="#99cb38" fo:font-family="Calibri" style:font-family-generic="swiss" style:font-pitch="variable" fo:font-size="100%"/>
      </text:list-level-style-number>
      <text:list-level-style-number text:level="4" style:num-format="1" style:num-suffix=".">
        <style:list-level-properties text:space-before="0.72in" text:min-label-width="0.5in"/>
        <style:text-properties fo:color="#99cb38" fo:font-family="Calibri" style:font-family-generic="swiss" style:font-pitch="variable" fo:font-size="100%"/>
      </text:list-level-style-number>
      <text:list-level-style-number text:level="5" style:num-format="1" style:num-suffix=".">
        <style:list-level-properties text:space-before="0.92in" text:min-label-width="0.5in"/>
        <style:text-properties fo:color="#99cb38" fo:font-family="Calibri" style:font-family-generic="swiss" style:font-pitch="variable" fo:font-size="100%"/>
      </text:list-level-style-number>
      <text:list-level-style-number text:level="6" style:num-format="1" style:num-suffix=".">
        <style:list-level-properties text:space-before="1.10297in" text:min-label-width="0.5in"/>
        <style:text-properties fo:color="#99cb38" fo:font-family="Calibri" style:font-family-generic="swiss" style:font-pitch="variable" fo:font-size="100%"/>
      </text:list-level-style-number>
      <text:list-level-style-number text:level="7" style:num-format="1" style:num-suffix=".">
        <style:list-level-properties text:space-before="1.3217in" text:min-label-width="0.5in"/>
        <style:text-properties fo:color="#99cb38" fo:font-family="Calibri" style:font-family-generic="swiss" style:font-pitch="variable" fo:font-size="100%"/>
      </text:list-level-style-number>
      <text:list-level-style-number text:level="8" style:num-format="1" style:num-suffix=".">
        <style:list-level-properties text:space-before="1.54042in" text:min-label-width="0.5in"/>
        <style:text-properties fo:color="#99cb38" fo:font-family="Calibri" style:font-family-generic="swiss" style:font-pitch="variable" fo:font-size="100%"/>
      </text:list-level-style-number>
      <text:list-level-style-number text:level="9" style:num-format="1" style:num-suffix=".">
        <style:list-level-properties text:space-before="1.75914in" text:min-label-width="0.5in"/>
        <style:text-properties fo:color="#99cb38" fo:font-family="Calibri" style:font-family-generic="swiss" style:font-pitch="variable" fo:font-size="100%"/>
      </text:list-level-style-number>
    </text:list-style>
    <text:list-style style:name="a382">
      <text:list-level-style-number text:level="1" style:num-format="1" style:num-suffix=".">
        <style:list-level-properties text:space-before="0in" text:min-label-width="0.2in"/>
        <style:text-properties fo:color="#99cb38" fo:font-family="Calibri" style:font-family-generic="swiss" style:font-pitch="variable" fo:font-size="100%"/>
      </text:list-level-style-number>
      <text:list-level-style-number text:level="2" style:num-format="1" style:num-suffix=".">
        <style:list-level-properties text:space-before="0.21944in" text:min-label-width="0.2in"/>
        <style:text-properties fo:color="#99cb38" fo:font-family="Calibri" style:font-family-generic="swiss" style:font-pitch="variable" fo:font-size="100%"/>
      </text:list-level-style-number>
      <text:list-level-style-number text:level="3" style:num-format="1" style:num-suffix=".">
        <style:list-level-properties text:space-before="0.41944in" text:min-label-width="0.2in"/>
        <style:text-properties fo:color="#99cb38" fo:font-family="Calibri" style:font-family-generic="swiss" style:font-pitch="variable" fo:font-size="100%"/>
      </text:list-level-style-number>
      <text:list-level-style-number text:level="4" style:num-format="1" style:num-suffix=".">
        <style:list-level-properties text:space-before="0.61944in" text:min-label-width="0.2in"/>
        <style:text-properties fo:color="#99cb38" fo:font-family="Calibri" style:font-family-generic="swiss" style:font-pitch="variable" fo:font-size="100%"/>
      </text:list-level-style-number>
      <text:list-level-style-number text:level="5" style:num-format="1" style:num-suffix=".">
        <style:list-level-properties text:space-before="0.81944in" text:min-label-width="0.2in"/>
        <style:text-properties fo:color="#99cb38" fo:font-family="Calibri" style:font-family-generic="swiss" style:font-pitch="variable" fo:font-size="100%"/>
      </text:list-level-style-number>
      <text:list-level-style-number text:level="6" style:num-format="1" style:num-suffix=".">
        <style:list-level-properties text:space-before="1.00242in" text:min-label-width="0.2in"/>
        <style:text-properties fo:color="#99cb38" fo:font-family="Calibri" style:font-family-generic="swiss" style:font-pitch="variable" fo:font-size="100%"/>
      </text:list-level-style-number>
      <text:list-level-style-number text:level="7" style:num-format="1" style:num-suffix=".">
        <style:list-level-properties text:space-before="1.22114in" text:min-label-width="0.2in"/>
        <style:text-properties fo:color="#99cb38" fo:font-family="Calibri" style:font-family-generic="swiss" style:font-pitch="variable" fo:font-size="100%"/>
      </text:list-level-style-number>
      <text:list-level-style-number text:level="8" style:num-format="1" style:num-suffix=".">
        <style:list-level-properties text:space-before="1.43986in" text:min-label-width="0.2in"/>
        <style:text-properties fo:color="#99cb38" fo:font-family="Calibri" style:font-family-generic="swiss" style:font-pitch="variable" fo:font-size="100%"/>
      </text:list-level-style-number>
      <text:list-level-style-number text:level="9" style:num-format="1" style:num-suffix=".">
        <style:list-level-properties text:space-before="1.65859in" text:min-label-width="0.2in"/>
        <style:text-properties fo:color="#99cb38" fo:font-family="Calibri" style:font-family-generic="swiss" style:font-pitch="variable" fo:font-size="100%"/>
      </text:list-level-style-number>
    </text:list-style>
    <text:list-style style:name="a436">
      <text:list-level-style-bullet text:level="1" text:bullet-char=" ">
        <style:list-level-properties text:space-before="0in" text:min-label-width="0.1in"/>
        <style:text-properties fo:color="#99cb38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99cb38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99cb38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99cb38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99cb38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99cb38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99cb38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99cb38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99cb38" fo:font-family="Calibri" style:font-family-generic="swiss" style:font-pitch="variable" fo:font-size="100%"/>
      </text:list-level-style-bullet>
    </text:list-style>
    <text:list-style style:name="a378">
      <text:list-level-style-number text:level="1" style:num-format="1" style:num-suffix=".">
        <style:list-level-properties text:space-before="0in" text:min-label-width="0.2in"/>
        <style:text-properties fo:color="#99cb38" fo:font-family="Calibri" style:font-family-generic="swiss" style:font-pitch="variable" fo:font-size="100%"/>
      </text:list-level-style-number>
      <text:list-level-style-number text:level="2" style:num-format="1" style:num-suffix=".">
        <style:list-level-properties text:space-before="0.21944in" text:min-label-width="0.2in"/>
        <style:text-properties fo:color="#99cb38" fo:font-family="Calibri" style:font-family-generic="swiss" style:font-pitch="variable" fo:font-size="100%"/>
      </text:list-level-style-number>
      <text:list-level-style-number text:level="3" style:num-format="1" style:num-suffix=".">
        <style:list-level-properties text:space-before="0.41944in" text:min-label-width="0.2in"/>
        <style:text-properties fo:color="#99cb38" fo:font-family="Calibri" style:font-family-generic="swiss" style:font-pitch="variable" fo:font-size="100%"/>
      </text:list-level-style-number>
      <text:list-level-style-number text:level="4" style:num-format="1" style:num-suffix=".">
        <style:list-level-properties text:space-before="0.61944in" text:min-label-width="0.2in"/>
        <style:text-properties fo:color="#99cb38" fo:font-family="Calibri" style:font-family-generic="swiss" style:font-pitch="variable" fo:font-size="100%"/>
      </text:list-level-style-number>
      <text:list-level-style-number text:level="5" style:num-format="1" style:num-suffix=".">
        <style:list-level-properties text:space-before="0.81944in" text:min-label-width="0.2in"/>
        <style:text-properties fo:color="#99cb38" fo:font-family="Calibri" style:font-family-generic="swiss" style:font-pitch="variable" fo:font-size="100%"/>
      </text:list-level-style-number>
      <text:list-level-style-number text:level="6" style:num-format="1" style:num-suffix=".">
        <style:list-level-properties text:space-before="1.00242in" text:min-label-width="0.2in"/>
        <style:text-properties fo:color="#99cb38" fo:font-family="Calibri" style:font-family-generic="swiss" style:font-pitch="variable" fo:font-size="100%"/>
      </text:list-level-style-number>
      <text:list-level-style-number text:level="7" style:num-format="1" style:num-suffix=".">
        <style:list-level-properties text:space-before="1.22114in" text:min-label-width="0.2in"/>
        <style:text-properties fo:color="#99cb38" fo:font-family="Calibri" style:font-family-generic="swiss" style:font-pitch="variable" fo:font-size="100%"/>
      </text:list-level-style-number>
      <text:list-level-style-number text:level="8" style:num-format="1" style:num-suffix=".">
        <style:list-level-properties text:space-before="1.43986in" text:min-label-width="0.2in"/>
        <style:text-properties fo:color="#99cb38" fo:font-family="Calibri" style:font-family-generic="swiss" style:font-pitch="variable" fo:font-size="100%"/>
      </text:list-level-style-number>
      <text:list-level-style-number text:level="9" style:num-format="1" style:num-suffix=".">
        <style:list-level-properties text:space-before="1.65859in" text:min-label-width="0.2in"/>
        <style:text-properties fo:color="#99cb38" fo:font-family="Calibri" style:font-family-generic="swiss" style:font-pitch="variable" fo:font-size="100%"/>
      </text:list-level-style-number>
    </text:list-style>
    <text:list-style style:name="a444">
      <text:list-level-style-bullet text:level="1" text:bullet-char=" ">
        <style:list-level-properties text:space-before="0in" text:min-label-width="0.1in"/>
        <style:text-properties fo:color="#99cb38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99cb38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99cb38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99cb38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99cb38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99cb38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99cb38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99cb38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99cb38" fo:font-family="Calibri" style:font-family-generic="swiss" style:font-pitch="variable" fo:font-size="100%"/>
      </text:list-level-style-bullet>
    </text:list-style>
    <text:list-style style:name="a390">
      <text:list-level-style-number text:level="1" style:num-format="1" style:num-suffix=".">
        <style:list-level-properties text:space-before="0in" text:min-label-width="0.5in"/>
        <style:text-properties fo:color="#99cb38" fo:font-family="Calibri" style:font-family-generic="swiss" style:font-pitch="variable" fo:font-size="100%"/>
      </text:list-level-style-number>
      <text:list-level-style-number text:level="2" style:num-format="1" style:num-suffix=".">
        <style:list-level-properties text:space-before="0.32in" text:min-label-width="0.5in"/>
        <style:text-properties fo:color="#99cb38" fo:font-family="Calibri" style:font-family-generic="swiss" style:font-pitch="variable" fo:font-size="100%"/>
      </text:list-level-style-number>
      <text:list-level-style-number text:level="3" style:num-format="1" style:num-suffix=".">
        <style:list-level-properties text:space-before="0.52in" text:min-label-width="0.5in"/>
        <style:text-properties fo:color="#99cb38" fo:font-family="Calibri" style:font-family-generic="swiss" style:font-pitch="variable" fo:font-size="100%"/>
      </text:list-level-style-number>
      <text:list-level-style-number text:level="4" style:num-format="1" style:num-suffix=".">
        <style:list-level-properties text:space-before="0.72in" text:min-label-width="0.5in"/>
        <style:text-properties fo:color="#99cb38" fo:font-family="Calibri" style:font-family-generic="swiss" style:font-pitch="variable" fo:font-size="100%"/>
      </text:list-level-style-number>
      <text:list-level-style-number text:level="5" style:num-format="1" style:num-suffix=".">
        <style:list-level-properties text:space-before="0.92in" text:min-label-width="0.5in"/>
        <style:text-properties fo:color="#99cb38" fo:font-family="Calibri" style:font-family-generic="swiss" style:font-pitch="variable" fo:font-size="100%"/>
      </text:list-level-style-number>
      <text:list-level-style-number text:level="6" style:num-format="1" style:num-suffix=".">
        <style:list-level-properties text:space-before="1.10297in" text:min-label-width="0.5in"/>
        <style:text-properties fo:color="#99cb38" fo:font-family="Calibri" style:font-family-generic="swiss" style:font-pitch="variable" fo:font-size="100%"/>
      </text:list-level-style-number>
      <text:list-level-style-number text:level="7" style:num-format="1" style:num-suffix=".">
        <style:list-level-properties text:space-before="1.3217in" text:min-label-width="0.5in"/>
        <style:text-properties fo:color="#99cb38" fo:font-family="Calibri" style:font-family-generic="swiss" style:font-pitch="variable" fo:font-size="100%"/>
      </text:list-level-style-number>
      <text:list-level-style-number text:level="8" style:num-format="1" style:num-suffix=".">
        <style:list-level-properties text:space-before="1.54042in" text:min-label-width="0.5in"/>
        <style:text-properties fo:color="#99cb38" fo:font-family="Calibri" style:font-family-generic="swiss" style:font-pitch="variable" fo:font-size="100%"/>
      </text:list-level-style-number>
      <text:list-level-style-number text:level="9" style:num-format="1" style:num-suffix=".">
        <style:list-level-properties text:space-before="1.75914in" text:min-label-width="0.5in"/>
        <style:text-properties fo:color="#99cb38" fo:font-family="Calibri" style:font-family-generic="swiss" style:font-pitch="variable" fo:font-size="100%"/>
      </text:list-level-style-number>
    </text:list-style>
    <text:list-style style:name="a439">
      <text:list-level-style-bullet text:level="1" text:bullet-char=" ">
        <style:list-level-properties text:space-before="0in" text:min-label-width="0.1in"/>
        <style:text-properties fo:color="#99cb38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99cb38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99cb38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99cb38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99cb38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99cb38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99cb38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99cb38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99cb38" fo:font-family="Calibri" style:font-family-generic="swiss" style:font-pitch="variable" fo:font-size="100%"/>
      </text:list-level-style-bullet>
    </text:list-style>
    <text:list-style style:name="a386">
      <text:list-level-style-number text:level="1" style:num-format="1" style:num-suffix=".">
        <style:list-level-properties text:space-before="0in" text:min-label-width="0.2in"/>
        <style:text-properties fo:color="#99cb38" fo:font-family="Calibri" style:font-family-generic="swiss" style:font-pitch="variable" fo:font-size="100%"/>
      </text:list-level-style-number>
      <text:list-level-style-number text:level="2" style:num-format="1" style:num-suffix=".">
        <style:list-level-properties text:space-before="0.21944in" text:min-label-width="0.2in"/>
        <style:text-properties fo:color="#99cb38" fo:font-family="Calibri" style:font-family-generic="swiss" style:font-pitch="variable" fo:font-size="100%"/>
      </text:list-level-style-number>
      <text:list-level-style-number text:level="3" style:num-format="1" style:num-suffix=".">
        <style:list-level-properties text:space-before="0.41944in" text:min-label-width="0.2in"/>
        <style:text-properties fo:color="#99cb38" fo:font-family="Calibri" style:font-family-generic="swiss" style:font-pitch="variable" fo:font-size="100%"/>
      </text:list-level-style-number>
      <text:list-level-style-number text:level="4" style:num-format="1" style:num-suffix=".">
        <style:list-level-properties text:space-before="0.61944in" text:min-label-width="0.2in"/>
        <style:text-properties fo:color="#99cb38" fo:font-family="Calibri" style:font-family-generic="swiss" style:font-pitch="variable" fo:font-size="100%"/>
      </text:list-level-style-number>
      <text:list-level-style-number text:level="5" style:num-format="1" style:num-suffix=".">
        <style:list-level-properties text:space-before="0.81944in" text:min-label-width="0.2in"/>
        <style:text-properties fo:color="#99cb38" fo:font-family="Calibri" style:font-family-generic="swiss" style:font-pitch="variable" fo:font-size="100%"/>
      </text:list-level-style-number>
      <text:list-level-style-number text:level="6" style:num-format="1" style:num-suffix=".">
        <style:list-level-properties text:space-before="1.00242in" text:min-label-width="0.2in"/>
        <style:text-properties fo:color="#99cb38" fo:font-family="Calibri" style:font-family-generic="swiss" style:font-pitch="variable" fo:font-size="100%"/>
      </text:list-level-style-number>
      <text:list-level-style-number text:level="7" style:num-format="1" style:num-suffix=".">
        <style:list-level-properties text:space-before="1.22114in" text:min-label-width="0.2in"/>
        <style:text-properties fo:color="#99cb38" fo:font-family="Calibri" style:font-family-generic="swiss" style:font-pitch="variable" fo:font-size="100%"/>
      </text:list-level-style-number>
      <text:list-level-style-number text:level="8" style:num-format="1" style:num-suffix=".">
        <style:list-level-properties text:space-before="1.43986in" text:min-label-width="0.2in"/>
        <style:text-properties fo:color="#99cb38" fo:font-family="Calibri" style:font-family-generic="swiss" style:font-pitch="variable" fo:font-size="100%"/>
      </text:list-level-style-number>
      <text:list-level-style-number text:level="9" style:num-format="1" style:num-suffix=".">
        <style:list-level-properties text:space-before="1.65859in" text:min-label-width="0.2in"/>
        <style:text-properties fo:color="#99cb38" fo:font-family="Calibri" style:font-family-generic="swiss" style:font-pitch="variable" fo:font-size="100%"/>
      </text:list-level-style-number>
    </text:list-style>
    <text:list-style style:name="a453">
      <text:list-level-style-bullet text:level="1" text:bullet-char=" ">
        <style:list-level-properties text:space-before="0in" text:min-label-width="0.1in"/>
        <style:text-properties fo:color="#99cb38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99cb38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99cb38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99cb38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99cb38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99cb38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99cb38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99cb38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99cb38" fo:font-family="Calibri" style:font-family-generic="swiss" style:font-pitch="variable" fo:font-size="100%"/>
      </text:list-level-style-bullet>
    </text:list-style>
    <text:list-style style:name="a394">
      <text:list-level-style-number text:level="1" style:num-format="1" style:num-suffix=".">
        <style:list-level-properties text:space-before="0in" text:min-label-width="0.5in"/>
        <style:text-properties fo:color="#99cb38" fo:font-family="Calibri" style:font-family-generic="swiss" style:font-pitch="variable" fo:font-size="100%"/>
      </text:list-level-style-number>
      <text:list-level-style-number text:level="2" style:num-format="1" style:num-suffix=".">
        <style:list-level-properties text:space-before="0.32in" text:min-label-width="0.5in"/>
        <style:text-properties fo:color="#99cb38" fo:font-family="Calibri" style:font-family-generic="swiss" style:font-pitch="variable" fo:font-size="100%"/>
      </text:list-level-style-number>
      <text:list-level-style-number text:level="3" style:num-format="1" style:num-suffix=".">
        <style:list-level-properties text:space-before="0.52in" text:min-label-width="0.5in"/>
        <style:text-properties fo:color="#99cb38" fo:font-family="Calibri" style:font-family-generic="swiss" style:font-pitch="variable" fo:font-size="100%"/>
      </text:list-level-style-number>
      <text:list-level-style-number text:level="4" style:num-format="1" style:num-suffix=".">
        <style:list-level-properties text:space-before="0.72in" text:min-label-width="0.5in"/>
        <style:text-properties fo:color="#99cb38" fo:font-family="Calibri" style:font-family-generic="swiss" style:font-pitch="variable" fo:font-size="100%"/>
      </text:list-level-style-number>
      <text:list-level-style-number text:level="5" style:num-format="1" style:num-suffix=".">
        <style:list-level-properties text:space-before="0.92in" text:min-label-width="0.5in"/>
        <style:text-properties fo:color="#99cb38" fo:font-family="Calibri" style:font-family-generic="swiss" style:font-pitch="variable" fo:font-size="100%"/>
      </text:list-level-style-number>
      <text:list-level-style-number text:level="6" style:num-format="1" style:num-suffix=".">
        <style:list-level-properties text:space-before="1.10297in" text:min-label-width="0.5in"/>
        <style:text-properties fo:color="#99cb38" fo:font-family="Calibri" style:font-family-generic="swiss" style:font-pitch="variable" fo:font-size="100%"/>
      </text:list-level-style-number>
      <text:list-level-style-number text:level="7" style:num-format="1" style:num-suffix=".">
        <style:list-level-properties text:space-before="1.3217in" text:min-label-width="0.5in"/>
        <style:text-properties fo:color="#99cb38" fo:font-family="Calibri" style:font-family-generic="swiss" style:font-pitch="variable" fo:font-size="100%"/>
      </text:list-level-style-number>
      <text:list-level-style-number text:level="8" style:num-format="1" style:num-suffix=".">
        <style:list-level-properties text:space-before="1.54042in" text:min-label-width="0.5in"/>
        <style:text-properties fo:color="#99cb38" fo:font-family="Calibri" style:font-family-generic="swiss" style:font-pitch="variable" fo:font-size="100%"/>
      </text:list-level-style-number>
      <text:list-level-style-number text:level="9" style:num-format="1" style:num-suffix=".">
        <style:list-level-properties text:space-before="1.75914in" text:min-label-width="0.5in"/>
        <style:text-properties fo:color="#99cb38" fo:font-family="Calibri" style:font-family-generic="swiss" style:font-pitch="variable" fo:font-size="100%"/>
      </text:list-level-style-number>
    </text:list-style>
    <text:list-style style:name="a449">
      <text:list-level-style-bullet text:level="1" text:bullet-char=" ">
        <style:list-level-properties text:space-before="0in" text:min-label-width="0.1in"/>
        <style:text-properties fo:color="#99cb38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99cb38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99cb38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99cb38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99cb38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99cb38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99cb38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99cb38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99cb38" fo:font-family="Calibri" style:font-family-generic="swiss" style:font-pitch="variable" fo:font-size="100%"/>
      </text:list-level-style-bullet>
    </text:list-style>
    <text:list-style style:name="a462">
      <text:list-level-style-number text:level="1" style:num-format="1" style:num-suffix=".">
        <style:list-level-properties text:space-before="0in" text:min-label-width="0.375in"/>
        <style:text-properties fo:color="#99cb38" fo:font-family="Calibri" style:font-family-generic="swiss" style:font-pitch="variable" fo:font-size="100%"/>
      </text:list-level-style-number>
      <text:list-level-style-number text:level="2" style:num-format="1" style:num-suffix=".">
        <style:list-level-properties text:space-before="0.04444in" text:min-label-width="0.375in"/>
        <style:text-properties fo:color="#99cb38" fo:font-family="Calibri" style:font-family-generic="swiss" style:font-pitch="variable" fo:font-size="100%"/>
      </text:list-level-style-number>
      <text:list-level-style-number text:level="3" style:num-format="1" style:num-suffix=".">
        <style:list-level-properties text:space-before="0.24444in" text:min-label-width="0.375in"/>
        <style:text-properties fo:color="#99cb38" fo:font-family="Calibri" style:font-family-generic="swiss" style:font-pitch="variable" fo:font-size="100%"/>
      </text:list-level-style-number>
      <text:list-level-style-number text:level="4" style:num-format="1" style:num-suffix=".">
        <style:list-level-properties text:space-before="0.44444in" text:min-label-width="0.375in"/>
        <style:text-properties fo:color="#99cb38" fo:font-family="Calibri" style:font-family-generic="swiss" style:font-pitch="variable" fo:font-size="100%"/>
      </text:list-level-style-number>
      <text:list-level-style-number text:level="5" style:num-format="1" style:num-suffix=".">
        <style:list-level-properties text:space-before="0.64444in" text:min-label-width="0.375in"/>
        <style:text-properties fo:color="#99cb38" fo:font-family="Calibri" style:font-family-generic="swiss" style:font-pitch="variable" fo:font-size="100%"/>
      </text:list-level-style-number>
      <text:list-level-style-number text:level="6" style:num-format="1" style:num-suffix=".">
        <style:list-level-properties text:space-before="0.82742in" text:min-label-width="0.375in"/>
        <style:text-properties fo:color="#99cb38" fo:font-family="Calibri" style:font-family-generic="swiss" style:font-pitch="variable" fo:font-size="100%"/>
      </text:list-level-style-number>
      <text:list-level-style-number text:level="7" style:num-format="1" style:num-suffix=".">
        <style:list-level-properties text:space-before="1.04614in" text:min-label-width="0.375in"/>
        <style:text-properties fo:color="#99cb38" fo:font-family="Calibri" style:font-family-generic="swiss" style:font-pitch="variable" fo:font-size="100%"/>
      </text:list-level-style-number>
      <text:list-level-style-number text:level="8" style:num-format="1" style:num-suffix=".">
        <style:list-level-properties text:space-before="1.26486in" text:min-label-width="0.375in"/>
        <style:text-properties fo:color="#99cb38" fo:font-family="Calibri" style:font-family-generic="swiss" style:font-pitch="variable" fo:font-size="100%"/>
      </text:list-level-style-number>
      <text:list-level-style-number text:level="9" style:num-format="1" style:num-suffix=".">
        <style:list-level-properties text:space-before="1.48359in" text:min-label-width="0.375in"/>
        <style:text-properties fo:color="#99cb38" fo:font-family="Calibri" style:font-family-generic="swiss" style:font-pitch="variable" fo:font-size="100%"/>
      </text:list-level-style-number>
    </text:list-style>
  </office:automatic-styles>
  <office:body>
    <office:presentation>
      <draw:page draw:name="Slide1" draw:style-name="a352" draw:master-page-name="Master1-Layout1-title-Title-Slide" presentation:presentation-page-layout-name="Master1-PPL1" draw:id="Slide-256">
        <draw:frame draw:id="id80" presentation:style-name="a356" draw:name="Title 1" svg:x="1.05556in" svg:y="0.7037in" svg:width="6.84058in" svg:height="5.52713in" presentation:class="title" presentation:placeholder="false">
          <draw:text-box>
            <text:p text:style-name="a355" text:class-names="" text:cond-style-name=""><text:span text:style-name="a353" text:class-names="">Eine Einleitung in Arduino</text:span><text:span text:style-name="a354" text:class-names=""/></text:p>
          </draw:text-box>
          <svg:title/>
          <svg:desc/>
        </draw:frame>
        <draw:frame draw:id="id81" presentation:style-name="a357" draw:name="Subtitle 2" svg:x="8.60782in" svg:y="0.7037in" svg:width="3.6543in" svg:height="5.52713in" presentation:class="subtitle" presentation:placeholder="true">
          <draw:text-box/>
          <svg:title/>
          <svg:desc/>
        </draw:frame>
      </draw:page>
      <draw:page draw:name="Slide2" draw:style-name="a358" draw:master-page-name="Master1-Layout2-obj-Title-and-Content" presentation:presentation-page-layout-name="Master1-PPL2" draw:id="Slide-257">
        <draw:frame draw:id="id82" presentation:style-name="a362" draw:name="Title 1" svg:x="1.2in" svg:y="0.31343in" svg:width="11in" svg:height="1.58657in" presentation:class="title" presentation:placeholder="false">
          <draw:text-box>
            <text:p text:style-name="a361" text:class-names="" text:cond-style-name=""><text:span text:style-name="a359" text:class-names="">Gliederung</text:span><text:span text:style-name="a360" text:class-names=""/></text:p>
          </draw:text-box>
          <svg:title/>
          <svg:desc/>
        </draw:frame>
        <draw:frame draw:id="id83" presentation:style-name="a399" draw:name="Content Placeholder 2" svg:x="1.2in" svg:y="2.01852in" svg:width="11in" svg:height="4.4in" presentation:class="outline" presentation:placeholder="false">
          <draw:text-box>
            <text:list text:style-name="a366">
              <text:list-item>
                <text:p text:style-name="a365" text:class-names="" text:cond-style-name=""><text:span text:style-name="a363" text:class-names="">Über mich</text:span><text:span text:style-name="a364" text:class-names=""/></text:p>
              </text:list-item>
            </text:list>
            <text:list text:style-name="a370">
              <text:list-item>
                <text:p text:style-name="a369" text:class-names="" text:cond-style-name=""><text:span text:style-name="a367" text:class-names="">Über die Präsentation</text:span><text:span text:style-name="a368" text:class-names=""/></text:p>
              </text:list-item>
            </text:list>
            <text:list text:style-name="a374">
              <text:list-item>
                <text:p text:style-name="a373" text:class-names="" text:cond-style-name=""><text:span text:style-name="a371" text:class-names="">Was ist Arduino?</text:span><text:span text:style-name="a372" text:class-names=""/></text:p>
              </text:list-item>
            </text:list>
            <text:list text:style-name="a378">
              <text:list-item>
                <text:list text:style-name="a378">
                  <text:list-item>
                    <text:p text:style-name="a377" text:class-names="" text:cond-style-name=""><text:span text:style-name="a375" text:class-names="">Was sind Microcontroller?</text:span><text:span text:style-name="a376" text:class-names=""/></text:p>
                  </text:list-item>
                </text:list>
              </text:list-item>
            </text:list>
            <text:list text:style-name="a382">
              <text:list-item>
                <text:list text:style-name="a382">
                  <text:list-item>
                    <text:p text:style-name="a381" text:class-names="" text:cond-style-name=""><text:span text:style-name="a379" text:class-names="">Was ist Arduino?</text:span><text:span text:style-name="a380" text:class-names=""/></text:p>
                  </text:list-item>
                </text:list>
              </text:list-item>
            </text:list>
            <text:list text:style-name="a386">
              <text:list-item>
                <text:list text:style-name="a386">
                  <text:list-item>
                    <text:p text:style-name="a385" text:class-names="" text:cond-style-name=""><text:span text:style-name="a383" text:class-names="">Warum ist das cool?</text:span><text:span text:style-name="a384" text:class-names=""/></text:p>
                  </text:list-item>
                </text:list>
              </text:list-item>
            </text:list>
            <text:list text:style-name="a390">
              <text:list-item>
                <text:p text:style-name="a389" text:class-names="" text:cond-style-name=""><text:span text:style-name="a387" text:class-names="">Was kann man damit machen?</text:span><text:span text:style-name="a388" text:class-names=""/></text:p>
              </text:list-item>
            </text:list>
            <text:list text:style-name="a394">
              <text:list-item>
                <text:p text:style-name="a393" text:class-names="" text:cond-style-name=""><text:span text:style-name="a391" text:class-names="">Code und Beispiele</text:span><text:span text:style-name="a392" text:class-names=""/></text:p>
              </text:list-item>
            </text:list>
            <text:list text:style-name="a398">
              <text:list-item>
                <text:p text:style-name="a397" text:class-names="" text:cond-style-name=""><text:span text:style-name="a395" text:class-names="">Zusammenfassung</text:span><text:span text:style-name="a396" text:class-names=""/></text:p>
              </text:list-item>
            </text:list>
          </draw:text-box>
          <svg:title/>
          <svg:desc/>
        </draw:frame>
      </draw:page>
      <draw:page draw:name="Slide3" draw:style-name="a400" draw:master-page-name="Master1-Layout2-obj-Title-and-Content" presentation:presentation-page-layout-name="Master1-PPL2" draw:id="Slide-258">
        <draw:frame draw:id="id84" presentation:style-name="a404" draw:name="Title 1" svg:x="1.2in" svg:y="0.31343in" svg:width="11in" svg:height="1.58657in" presentation:class="title" presentation:placeholder="false">
          <draw:text-box>
            <text:p text:style-name="a403" text:class-names="" text:cond-style-name=""><text:span text:style-name="a401" text:class-names="">Über mich</text:span><text:span text:style-name="a402" text:class-names=""/></text:p>
          </draw:text-box>
          <svg:title/>
          <svg:desc/>
        </draw:frame>
        <draw:g draw:name="Diagram 5" draw:id="id92" draw:style-name="a427">
          <svg:title/>
          <svg:desc/>
          <draw:custom-shape svg:x="1.2in" svg:y="2.09217in" svg:width="11in" svg:height="0.55084in" draw:id="id85" draw:style-name="a407">
            <svg:title/>
            <svg:desc/>
            <text:p text:style-name="a406" text:class-names="" text:cond-style-name=""><text:span text:style-name="a405" text:class-names="">Johannes Kolata</text:span></text:p>
            <draw:enhanced-geometry xmlns:dr3d="urn:oasis:names:tc:opendocument:xmlns:dr3d:1.0" draw:type="non-primitive" svg:viewBox="0 0 10058399 503685" draw:enhanced-path="M 0 83949 C 0 37585 37585 0 83949 0 L 9974450 0 C 10020814 0 10058399 37585 10058399 83949 L 10058399 419736 C 10058399 466100 10020814 503685 9974450 503685 L 83949 503685 C 37585 503685 0 466100 0 419736 L 0 83949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0058399"/>
              <draw:equation draw:name="f7" draw:formula="?f4 / 503685"/>
              <draw:equation draw:name="f8" draw:formula="0 * ?f5 / 10058399"/>
              <draw:equation draw:name="f9" draw:formula="83949 * ?f4 / 503685"/>
              <draw:equation draw:name="f10" draw:formula="83949 * ?f5 / 10058399"/>
              <draw:equation draw:name="f11" draw:formula="0 * ?f4 / 503685"/>
              <draw:equation draw:name="f12" draw:formula="9974450 * ?f5 / 10058399"/>
              <draw:equation draw:name="f13" draw:formula="10058399 * ?f5 / 10058399"/>
              <draw:equation draw:name="f14" draw:formula="419736 * ?f4 / 503685"/>
              <draw:equation draw:name="f15" draw:formula="503685 * ?f4 / 503685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1.2in" svg:y="2.70914in" svg:width="11in" svg:height="0.55084in" draw:id="id86" draw:style-name="a410">
            <svg:title/>
            <svg:desc/>
            <text:p text:style-name="a409" text:class-names="" text:cond-style-name=""><text:span text:style-name="a408" text:class-names="">@Wr4thon</text:span></text:p>
            <draw:enhanced-geometry xmlns:dr3d="urn:oasis:names:tc:opendocument:xmlns:dr3d:1.0" draw:type="non-primitive" svg:viewBox="0 0 10058399 503685" draw:enhanced-path="M 0 83949 C 0 37585 37585 0 83949 0 L 9974450 0 C 10020814 0 10058399 37585 10058399 83949 L 10058399 419736 C 10058399 466100 10020814 503685 9974450 503685 L 83949 503685 C 37585 503685 0 466100 0 419736 L 0 83949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0058399"/>
              <draw:equation draw:name="f7" draw:formula="?f4 / 503685"/>
              <draw:equation draw:name="f8" draw:formula="0 * ?f5 / 10058399"/>
              <draw:equation draw:name="f9" draw:formula="83949 * ?f4 / 503685"/>
              <draw:equation draw:name="f10" draw:formula="83949 * ?f5 / 10058399"/>
              <draw:equation draw:name="f11" draw:formula="0 * ?f4 / 503685"/>
              <draw:equation draw:name="f12" draw:formula="9974450 * ?f5 / 10058399"/>
              <draw:equation draw:name="f13" draw:formula="10058399 * ?f5 / 10058399"/>
              <draw:equation draw:name="f14" draw:formula="419736 * ?f4 / 503685"/>
              <draw:equation draw:name="f15" draw:formula="503685 * ?f4 / 503685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1.2in" svg:y="3.32612in" svg:width="11in" svg:height="0.55084in" draw:id="id87" draw:style-name="a413">
            <svg:title/>
            <svg:desc/>
            <text:p text:style-name="a412" text:class-names="" text:cond-style-name=""><text:span text:style-name="a411" text:class-names="">Fino (seit 2018)</text:span></text:p>
            <draw:enhanced-geometry xmlns:dr3d="urn:oasis:names:tc:opendocument:xmlns:dr3d:1.0" draw:type="non-primitive" svg:viewBox="0 0 10058399 503685" draw:enhanced-path="M 0 83949 C 0 37585 37585 0 83949 0 L 9974450 0 C 10020814 0 10058399 37585 10058399 83949 L 10058399 419736 C 10058399 466100 10020814 503685 9974450 503685 L 83949 503685 C 37585 503685 0 466100 0 419736 L 0 83949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0058399"/>
              <draw:equation draw:name="f7" draw:formula="?f4 / 503685"/>
              <draw:equation draw:name="f8" draw:formula="0 * ?f5 / 10058399"/>
              <draw:equation draw:name="f9" draw:formula="83949 * ?f4 / 503685"/>
              <draw:equation draw:name="f10" draw:formula="83949 * ?f5 / 10058399"/>
              <draw:equation draw:name="f11" draw:formula="0 * ?f4 / 503685"/>
              <draw:equation draw:name="f12" draw:formula="9974450 * ?f5 / 10058399"/>
              <draw:equation draw:name="f13" draw:formula="10058399 * ?f5 / 10058399"/>
              <draw:equation draw:name="f14" draw:formula="419736 * ?f4 / 503685"/>
              <draw:equation draw:name="f15" draw:formula="503685 * ?f4 / 503685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1.2in" svg:y="3.9431in" svg:width="11in" svg:height="0.55084in" draw:id="id88" draw:style-name="a416">
            <svg:title/>
            <svg:desc/>
            <text:p text:style-name="a415" text:class-names="" text:cond-style-name=""><text:span text:style-name="a414" text:class-names="">Backend</text:span></text:p>
            <draw:enhanced-geometry xmlns:dr3d="urn:oasis:names:tc:opendocument:xmlns:dr3d:1.0" draw:type="non-primitive" svg:viewBox="0 0 10058399 503685" draw:enhanced-path="M 0 83949 C 0 37585 37585 0 83949 0 L 9974450 0 C 10020814 0 10058399 37585 10058399 83949 L 10058399 419736 C 10058399 466100 10020814 503685 9974450 503685 L 83949 503685 C 37585 503685 0 466100 0 419736 L 0 83949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0058399"/>
              <draw:equation draw:name="f7" draw:formula="?f4 / 503685"/>
              <draw:equation draw:name="f8" draw:formula="0 * ?f5 / 10058399"/>
              <draw:equation draw:name="f9" draw:formula="83949 * ?f4 / 503685"/>
              <draw:equation draw:name="f10" draw:formula="83949 * ?f5 / 10058399"/>
              <draw:equation draw:name="f11" draw:formula="0 * ?f4 / 503685"/>
              <draw:equation draw:name="f12" draw:formula="9974450 * ?f5 / 10058399"/>
              <draw:equation draw:name="f13" draw:formula="10058399 * ?f5 / 10058399"/>
              <draw:equation draw:name="f14" draw:formula="419736 * ?f4 / 503685"/>
              <draw:equation draw:name="f15" draw:formula="503685 * ?f4 / 503685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1.2in" svg:y="4.56008in" svg:width="11in" svg:height="0.55084in" draw:id="id89" draw:style-name="a419">
            <svg:title/>
            <svg:desc/>
            <text:p text:style-name="a418" text:class-names="" text:cond-style-name=""><text:span text:style-name="a417" text:class-names="">Go</text:span></text:p>
            <draw:enhanced-geometry xmlns:dr3d="urn:oasis:names:tc:opendocument:xmlns:dr3d:1.0" draw:type="non-primitive" svg:viewBox="0 0 10058399 503685" draw:enhanced-path="M 0 83949 C 0 37585 37585 0 83949 0 L 9974450 0 C 10020814 0 10058399 37585 10058399 83949 L 10058399 419736 C 10058399 466100 10020814 503685 9974450 503685 L 83949 503685 C 37585 503685 0 466100 0 419736 L 0 83949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0058399"/>
              <draw:equation draw:name="f7" draw:formula="?f4 / 503685"/>
              <draw:equation draw:name="f8" draw:formula="0 * ?f5 / 10058399"/>
              <draw:equation draw:name="f9" draw:formula="83949 * ?f4 / 503685"/>
              <draw:equation draw:name="f10" draw:formula="83949 * ?f5 / 10058399"/>
              <draw:equation draw:name="f11" draw:formula="0 * ?f4 / 503685"/>
              <draw:equation draw:name="f12" draw:formula="9974450 * ?f5 / 10058399"/>
              <draw:equation draw:name="f13" draw:formula="10058399 * ?f5 / 10058399"/>
              <draw:equation draw:name="f14" draw:formula="419736 * ?f4 / 503685"/>
              <draw:equation draw:name="f15" draw:formula="503685 * ?f4 / 503685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1.2in" svg:y="5.17706in" svg:width="11in" svg:height="0.55084in" draw:id="id90" draw:style-name="a423">
            <svg:title/>
            <svg:desc/>
            <text:p text:style-name="a422" text:class-names="" text:cond-style-name=""><text:span text:style-name="a420" text:class-names="">Vorher C</text:span><text:span text:style-name="a421" text:class-names="">#</text:span></text:p>
            <draw:enhanced-geometry xmlns:dr3d="urn:oasis:names:tc:opendocument:xmlns:dr3d:1.0" draw:type="non-primitive" svg:viewBox="0 0 10058399 503685" draw:enhanced-path="M 0 83949 C 0 37585 37585 0 83949 0 L 9974450 0 C 10020814 0 10058399 37585 10058399 83949 L 10058399 419736 C 10058399 466100 10020814 503685 9974450 503685 L 83949 503685 C 37585 503685 0 466100 0 419736 L 0 83949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0058399"/>
              <draw:equation draw:name="f7" draw:formula="?f4 / 503685"/>
              <draw:equation draw:name="f8" draw:formula="0 * ?f5 / 10058399"/>
              <draw:equation draw:name="f9" draw:formula="83949 * ?f4 / 503685"/>
              <draw:equation draw:name="f10" draw:formula="83949 * ?f5 / 10058399"/>
              <draw:equation draw:name="f11" draw:formula="0 * ?f4 / 503685"/>
              <draw:equation draw:name="f12" draw:formula="9974450 * ?f5 / 10058399"/>
              <draw:equation draw:name="f13" draw:formula="10058399 * ?f5 / 10058399"/>
              <draw:equation draw:name="f14" draw:formula="419736 * ?f4 / 503685"/>
              <draw:equation draw:name="f15" draw:formula="503685 * ?f4 / 503685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1.2in" svg:y="5.79404in" svg:width="11in" svg:height="0.55084in" draw:id="id91" draw:style-name="a426">
            <svg:title/>
            <svg:desc/>
            <text:p text:style-name="a425" text:class-names="" text:cond-style-name=""><text:span text:style-name="a424" text:class-names="">(kurz Java)</text:span></text:p>
            <draw:enhanced-geometry xmlns:dr3d="urn:oasis:names:tc:opendocument:xmlns:dr3d:1.0" draw:type="non-primitive" svg:viewBox="0 0 10058399 503685" draw:enhanced-path="M 0 83949 C 0 37585 37585 0 83949 0 L 9974450 0 C 10020814 0 10058399 37585 10058399 83949 L 10058399 419736 C 10058399 466100 10020814 503685 9974450 503685 L 83949 503685 C 37585 503685 0 466100 0 419736 L 0 83949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0058399"/>
              <draw:equation draw:name="f7" draw:formula="?f4 / 503685"/>
              <draw:equation draw:name="f8" draw:formula="0 * ?f5 / 10058399"/>
              <draw:equation draw:name="f9" draw:formula="83949 * ?f4 / 503685"/>
              <draw:equation draw:name="f10" draw:formula="83949 * ?f5 / 10058399"/>
              <draw:equation draw:name="f11" draw:formula="0 * ?f4 / 503685"/>
              <draw:equation draw:name="f12" draw:formula="9974450 * ?f5 / 10058399"/>
              <draw:equation draw:name="f13" draw:formula="10058399 * ?f5 / 10058399"/>
              <draw:equation draw:name="f14" draw:formula="419736 * ?f4 / 503685"/>
              <draw:equation draw:name="f15" draw:formula="503685 * ?f4 / 503685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</draw:g>
      </draw:page>
      <draw:page draw:name="Slide6" draw:style-name="a428" draw:master-page-name="Master1-Layout2-obj-Title-and-Content" presentation:presentation-page-layout-name="Master1-PPL2" draw:id="Slide-261">
        <draw:frame draw:id="id93" presentation:style-name="a432" draw:name="Title 1" svg:x="1.2in" svg:y="0.31343in" svg:width="11in" svg:height="1.58657in" presentation:class="title" presentation:placeholder="false">
          <draw:text-box>
            <text:p text:style-name="a431" text:class-names="" text:cond-style-name=""><text:span text:style-name="a429" text:class-names="">Über die Präsentation</text:span><text:span text:style-name="a430" text:class-names=""/></text:p>
          </draw:text-box>
          <svg:title/>
          <svg:desc/>
        </draw:frame>
        <draw:frame draw:id="id94" presentation:style-name="a454" draw:name="Content Placeholder 2" svg:x="1.2in" svg:y="2.01852in" svg:width="11in" svg:height="4.4in" presentation:class="outline" presentation:placeholder="false">
          <draw:text-box>
            <text:list text:style-name="a436">
              <text:list-item>
                <text:p text:style-name="a435" text:class-names="" text:cond-style-name=""><text:span text:style-name="a433" text:class-names="">Grundverständniss über Microcontroller</text:span><text:span text:style-name="a434" text:class-names=""/></text:p>
              </text:list-item>
            </text:list>
            <text:list text:style-name="a439">
              <text:list-item>
                <text:p text:style-name="a438" text:class-names="" text:cond-style-name=""><text:span text:style-name="a437" text:class-names="">Überblick über die Arduino Plattform</text:span></text:p>
              </text:list-item>
            </text:list>
            <text:list text:style-name="a444">
              <text:list-item>
                <text:p text:style-name="a443" text:class-names="" text:cond-style-name=""><text:span text:style-name="a440" text:class-names="">Open<text:s text:c="1"/></text:span><text:span text:style-name="a441" text:class-names="">Source</text:span><text:span text:style-name="a442" text:class-names=""/></text:p>
              </text:list-item>
            </text:list>
            <text:list text:style-name="a449">
              <text:list-item>
                <text:p text:style-name="a448" text:class-names="" text:cond-style-name=""><text:span text:style-name="a445" text:class-names="">Open </text:span><text:span text:style-name="a446" text:class-names="">Hardware (Open Source Hardware)</text:span><text:span text:style-name="a447" text:class-names=""/></text:p>
              </text:list-item>
            </text:list>
            <text:list text:style-name="a453">
              <text:list-item>
                <text:p text:style-name="a452" text:class-names="" text:cond-style-name=""><text:span text:style-name="a450" text:class-names="">Spaß</text:span><text:span text:style-name="a451" text:class-names=""/></text:p>
              </text:list-item>
            </text:list>
          </draw:text-box>
          <svg:title/>
          <svg:desc/>
        </draw:frame>
      </draw:page>
      <draw:page draw:name="Slide4" draw:style-name="a455" draw:master-page-name="Master1-Layout8-objTx-Content-with-Caption" presentation:presentation-page-layout-name="Master1-PPL8" draw:id="Slide-259">
        <draw:frame draw:id="id95" presentation:style-name="a459" draw:name="Title 1" svg:x="0.5in" svg:y="0.65in" svg:width="3.5in" svg:height="2.5in" presentation:class="title" presentation:placeholder="false">
          <draw:text-box>
            <text:p text:style-name="a458" text:class-names="" text:cond-style-name=""><text:span text:style-name="a456" text:class-names="">Was ist Arduino?</text:span><text:span text:style-name="a457" text:class-names=""/></text:p>
          </draw:text-box>
          <svg:title/>
          <svg:desc/>
        </draw:frame>
        <draw:frame draw:id="id96" presentation:style-name="a470" draw:name="Content Placeholder 2" svg:x="5.25in" svg:y="0.8in" svg:width="7.1in" svg:height="5.75in" presentation:class="outline" presentation:placeholder="false">
          <draw:text-box>
            <text:list text:style-name="a462">
              <text:list-item>
                <text:list text:style-name="a462">
                  <text:list-item>
                    <text:p text:style-name="a461" text:class-names="" text:cond-style-name=""><text:span text:style-name="a460" text:class-names="">Was sind Microcontroller</text:span></text:p>
                  </text:list-item>
                </text:list>
              </text:list-item>
            </text:list>
            <text:list text:style-name="a465">
              <text:list-item>
                <text:list text:style-name="a465">
                  <text:list-item>
                    <text:p text:style-name="a464" text:class-names="" text:cond-style-name=""><text:span text:style-name="a463" text:class-names="">Was ist Arduino</text:span></text:p>
                  </text:list-item>
                </text:list>
              </text:list-item>
            </text:list>
            <text:list text:style-name="a469">
              <text:list-item>
                <text:list text:style-name="a469">
                  <text:list-item>
                    <text:p text:style-name="a468" text:class-names="" text:cond-style-name=""><text:span text:style-name="a466" text:class-names="">Warum ist das cool?</text:span><text:span text:style-name="a467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97" presentation:style-name="a471" draw:name="Text Placeholder 3" svg:x="0.5in" svg:y="3.2in" svg:width="3.5in" svg:height="3.69545in" presentation:class="outline" presentation:placeholder="true">
          <draw:text-box/>
          <svg:title/>
          <svg:desc/>
        </draw:frame>
      </draw:page>
      <draw:page draw:name="Slide5" draw:style-name="a472" draw:master-page-name="Master1-Layout2-obj-Title-and-Content" presentation:presentation-page-layout-name="Master1-PPL2" draw:id="Slide-260">
        <draw:frame draw:id="id98" presentation:style-name="a476" draw:name="Title 1" svg:x="1.2in" svg:y="0.31343in" svg:width="11in" svg:height="1.58657in" presentation:class="title" presentation:placeholder="false">
          <draw:text-box>
            <text:p text:style-name="a475" text:class-names="" text:cond-style-name=""><text:span text:style-name="a473" text:class-names="">Was sind Microcontroller?</text:span><text:span text:style-name="a474" text:class-names=""/></text:p>
          </draw:text-box>
          <svg:title/>
          <svg:desc/>
        </draw:frame>
        <draw:frame draw:id="id99" presentation:style-name="a483" draw:name="Content Placeholder 2" svg:x="1.2in" svg:y="2.01852in" svg:width="11in" svg:height="4.4in" presentation:class="outline" presentation:placeholder="false">
          <draw:text-box>
            <text:list text:style-name="a479">
              <text:list-item>
                <text:p text:style-name="a478" text:class-names="" text:cond-style-name=""><text:span text:style-name="a477" text:class-names="">Aliase: µController, µC, MCU</text:span></text:p>
              </text:list-item>
            </text:list>
            <text:list text:style-name="a482">
              <text:list-item>
                <text:p text:style-name="a481" text:class-names="" text:cond-style-name=""><text:span text:style-name="a480" text:class-names=""/></text:p>
              </text:list-item>
            </text:list>
          </draw:text-box>
          <svg:title/>
          <svg:desc/>
        </draw:frame>
      </draw:page>
      <draw:page draw:name="Slide7" draw:style-name="a484" draw:master-page-name="Master1-Layout8-objTx-Content-with-Caption" presentation:presentation-page-layout-name="Master1-PPL8" draw:id="Slide-262">
        <draw:frame draw:id="id100" presentation:style-name="a489" draw:name="Title 1" svg:x="0.5in" svg:y="0.65in" svg:width="3.5in" svg:height="2.5in" presentation:class="title" presentation:placeholder="false">
          <draw:text-box>
            <text:p text:style-name="a488" text:class-names="" text:cond-style-name=""><text:span text:style-name="a485" text:class-names="">Was kann man<text:s text:c="1"/></text:span><text:span text:style-name="a486" text:class-names="">damit machen?</text:span><text:span text:style-name="a487" text:class-names=""/></text:p>
          </draw:text-box>
          <svg:title/>
          <svg:desc/>
        </draw:frame>
        <draw:frame draw:id="id101" presentation:style-name="a490" draw:name="Content Placeholder 2" svg:x="5.25in" svg:y="0.8in" svg:width="7.1in" svg:height="5.75in" presentation:class="outline" presentation:placeholder="true">
          <draw:text-box/>
          <svg:title/>
          <svg:desc/>
        </draw:frame>
        <draw:frame draw:id="id102" presentation:style-name="a491" draw:name="Text Placeholder 3" svg:x="0.5in" svg:y="3.2in" svg:width="3.5in" svg:height="3.69545in" presentation:class="outline" presentation:placeholder="true">
          <draw:text-box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2in" svg:y="0.83in" svg:width="11in" svg:height="3.9in"/>
      <presentation:placeholder presentation:object="subtitle" svg:x="1.20303in" svg:y="4.87273in" svg:width="11in" svg:height="1.25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2" style:display-name="Title and Content">
      <presentation:placeholder presentation:object="title" svg:x="1.2in" svg:y="0.31343in" svg:width="11in" svg:height="1.58657in"/>
      <presentation:placeholder presentation:object="object" svg:x="1.2in" svg:y="2.01852in" svg:width="11in" svg:height="4.4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3" style:display-name="Section Header">
      <presentation:placeholder presentation:object="title" svg:x="1.2in" svg:y="0.83in" svg:width="11in" svg:height="3.9in"/>
      <presentation:placeholder presentation:object="outline" svg:x="1.2in" svg:y="4.87in" svg:width="11in" svg:height="1.25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4" style:display-name="Two Content">
      <presentation:placeholder presentation:object="title" svg:x="1.2in" svg:y="0.31343in" svg:width="11in" svg:height="1.58657in"/>
      <presentation:placeholder presentation:object="object" svg:x="1.2in" svg:y="2.01852in" svg:width="5.4in" svg:height="4.4in"/>
      <presentation:placeholder presentation:object="object" svg:x="6.8in" svg:y="2.01852in" svg:width="5.4in" svg:height="4.4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5" style:display-name="Comparison">
      <presentation:placeholder presentation:object="title" svg:x="1.2in" svg:y="0.31343in" svg:width="11in" svg:height="1.58657in"/>
      <presentation:placeholder presentation:object="outline" svg:x="1.2in" svg:y="2.01887in" svg:width="5.4in" svg:height="0.80521in"/>
      <presentation:placeholder presentation:object="object" svg:x="1.2in" svg:y="2.82407in" svg:width="5.4in" svg:height="3.69444in"/>
      <presentation:placeholder presentation:object="outline" svg:x="6.8in" svg:y="2.01887in" svg:width="5.4in" svg:height="0.80521in"/>
      <presentation:placeholder presentation:object="object" svg:x="6.8in" svg:y="2.82407in" svg:width="5.4in" svg:height="3.69444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6" style:display-name="Title Only">
      <presentation:placeholder presentation:object="title" svg:x="1.2in" svg:y="0.31343in" svg:width="11in" svg:height="1.58657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7" style:display-name="Blank"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8" style:display-name="Content with Caption">
      <presentation:placeholder presentation:object="title" svg:x="0.5in" svg:y="0.65in" svg:width="3.5in" svg:height="2.5in"/>
      <presentation:placeholder presentation:object="object" svg:x="5.25in" svg:y="0.8in" svg:width="7.1in" svg:height="5.75in"/>
      <presentation:placeholder presentation:object="outline" svg:x="0.5in" svg:y="3.2in" svg:width="3.5in" svg:height="3.69545in"/>
      <presentation:placeholder presentation:object="date-time" svg:x="0.50909in" svg:y="7.06451in" svg:width="2.86364in" svg:height="0.39931in"/>
      <presentation:placeholder presentation:object="footer" svg:x="5.25in" svg:y="7.06451in" svg:width="5.08333in" svg:height="0.39931in"/>
      <presentation:placeholder presentation:object="page-number" svg:x="10.82727in" svg:y="7.06451in" svg:width="1.43485in" svg:height="0.39931in"/>
    </style:presentation-page-layout>
    <style:presentation-page-layout style:name="Master1-PPL9" style:display-name="Picture with Caption">
      <presentation:placeholder presentation:object="title" svg:x="1.2in" svg:y="5.55in" svg:width="11.06042in" svg:height="0.9in"/>
      <presentation:placeholder presentation:object="graphic" svg:x="0.00002in" svg:y="0in" svg:width="13.33332in" svg:height="5.37519in"/>
      <presentation:placeholder presentation:object="outline" svg:x="1.2in" svg:y="6.46in" svg:width="11.06in" svg:height="0.65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10" style:display-name="Title and Vertical Text">
      <presentation:placeholder presentation:object="title" svg:x="1.2in" svg:y="0.31343in" svg:width="11in" svg:height="1.58657in"/>
      <presentation:placeholder presentation:object="outline" svg:x="1.2in" svg:y="2.01852in" svg:width="11in" svg:height="4.4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11" style:display-name="Vertical Title and Text">
      <presentation:placeholder presentation:object="title" svg:x="9.54167in" svg:y="0.4509in" svg:width="2.875in" svg:height="6.2991in"/>
      <presentation:placeholder presentation:object="outline" svg:x="0.91667in" svg:y="0.4509in" svg:width="8.45833in" svg:height="6.2991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default-style style:family="graphic">
      <style:graphic-properties draw:fill="solid" draw:fill-color="#99cb38" draw:opacity="100%" draw:stroke="solid" svg:stroke-width="0.01736in" svg:stroke-color="#6f9526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9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in" fo:padding-bottom="0in" fo:padding-left="0.05in" fo:padding-right="0.05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4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8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0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3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8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graphic" style:name="a219">
      <style:graphic-properties draw:fill="solid" draw:fill-color="#63a537" draw:opacity="100%" draw:stroke="none"/>
    </style:style>
    <style:style style:family="graphic" style:name="a220">
      <style:graphic-properties draw:fill="solid" draw:fill-color="#99cb38" draw:opacity="100%" draw:stroke="none"/>
    </style:style>
    <style:style style:family="text" style:name="a2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1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graphic" style:name="a232">
      <style:graphic-properties draw:fill="solid" draw:fill-color="#63a537" draw:opacity="100%" draw:stroke="none"/>
    </style:style>
    <style:style style:family="graphic" style:name="a233">
      <style:graphic-properties draw:fill="solid" draw:fill-color="#99cb38" draw:opacity="100%" draw:stroke="none"/>
    </style:style>
    <style:style style:family="text" style:name="a2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3">
      <style:graphic-properties draw:fill="none" draw:stroke="solid" svg:stroke-width="0.00694in" svg:stroke-color="#7f7f7f" svg:stroke-opacity="100%" svg:stroke-linecap="butt"/>
    </style:style>
    <style:style style:family="drawing-page" style:name="a10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1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9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2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5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">
      <style:graphic-properties draw:fill="none" draw:stroke="solid" svg:stroke-width="0.00694in" svg:stroke-color="#7f7f7f" svg:stroke-opacity="100%" svg:stroke-linecap="butt"/>
    </style:style>
    <style:style style:family="drawing-page" style:name="a33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1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4">
      <style:graphic-properties draw:fill="solid" draw:fill-color="#63a537" draw:opacity="100%" draw:stroke="none"/>
    </style:style>
    <style:style style:family="paragraph" style:name="a118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">
      <style:graphic-properties draw:fill="solid" draw:fill-color="#99cb38" draw:opacity="100%" draw:stroke="none"/>
    </style:style>
    <style:style style:family="text" style:name="a3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1.11111in" style:font-size-asian="1.11111in" style:font-size-complex="1.1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text-transform="uppercase" fo:color="#455f51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1">
      <style:text-properties fo:text-transform="uppercase" fo:color="#455f51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67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121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8">
      <style:graphic-properties draw:fill="solid" draw:fill-color="#63a537" draw:opacity="100%" draw:stroke="none"/>
    </style:style>
    <style:style style:family="graphic" style:name="a269">
      <style:graphic-properties draw:fill="solid" draw:fill-color="#99cb38" draw:opacity="100%" draw:stroke="none"/>
    </style:style>
    <style:style style:family="presentation" style:name="a123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2">
      <style:graphic-properties fo:wrap-option="wrap" fo:padding-top="0in" fo:padding-bottom="0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5in" fo:padding-bottom="0.05in" fo:padding-left="0.5in" fo:padding-right="0in" draw:textarea-vertical-align="top" draw:textarea-horizontal-align="left" draw:fill="solid" draw:fill-color="#d2ceb1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90%" fo:text-align="lef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9">
      <style:graphic-properties fo:wrap-option="wrap" fo:padding-top="0in" fo:padding-bottom="0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">
      <style:graphic-properties draw:fill="none" draw:stroke="solid" svg:stroke-width="0.00694in" svg:stroke-color="#7f7f7f" svg:stroke-opacity="100%" svg:stroke-linecap="butt"/>
    </style:style>
    <style:style style:family="paragraph" style:name="a137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9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1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4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9">
      <style:graphic-properties fo:wrap-option="wrap" fo:padding-top="0in" fo:padding-bottom="0in" fo:padding-left="0.05in" fo:padding-right="0.05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67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text-transform="uppercase" fo:color="#455f51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0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16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1">
      <style:graphic-properties draw:fill="solid" draw:fill-color="#63a537" draw:opacity="100%" draw:stroke="none"/>
    </style:style>
    <style:style style:family="graphic" style:name="a322">
      <style:graphic-properties draw:fill="solid" draw:fill-color="#99cb38" draw:opacity="100%" draw:stroke="none"/>
    </style:style>
    <style:style style:family="text" style:name="a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drawing-page" style:name="a83">
      <style:drawing-page-properties draw:fill="solid" draw:fill-color="#ffffff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2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4">
      <style:graphic-properties draw:fill="solid" draw:fill-color="#63a537" draw:opacity="100%" draw:stroke="none"/>
    </style:style>
    <style:style style:family="paragraph" style:name="a327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">
      <style:graphic-properties draw:fill="solid" draw:fill-color="#99cb38" draw:opacity="100%" draw:stroke="none"/>
    </style:style>
    <style:style style:family="text" style:name="a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1.11111in" style:font-size-asian="1.11111in" style:font-size-complex="1.1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9">
      <style:text-properties fo:text-transform="uppercase" fo:color="#455f51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63a537" draw:opacity="100%" draw:stroke="none"/>
    </style:style>
    <style:style style:family="graphic" style:name="a2">
      <style:graphic-properties draw:fill="solid" draw:fill-color="#99cb38" draw:opacity="100%" draw:stroke="none"/>
    </style:style>
    <style:style style:family="text" style:name="a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text-transform="uppercase" fo:color="#455f51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92">
      <text:list-level-style-bullet text:level="1" text:bullet-char="◦">
        <style:list-level-properties text:space-before="0in" text:min-label-width="0.2in"/>
        <style:text-properties fo:color="#99cb38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99cb38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99cb38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99cb38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99cb38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99cb38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99cb38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99cb38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99cb38" fo:font-family="Calibri" style:font-family-generic="swiss" style:font-pitch="variable" fo:font-size="100%"/>
      </text:list-level-style-bullet>
    </text:list-style>
    <text:list-style style:name="a2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1">
      <text:list-level-style-bullet text:level="1" text:bullet-char="◦">
        <style:list-level-properties text:space-before="0in" text:min-label-width="0.2in"/>
        <style:text-properties fo:color="#99cb38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99cb38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99cb38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99cb38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99cb38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99cb38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99cb38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99cb38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99cb38" fo:font-family="Calibri" style:font-family-generic="swiss" style:font-pitch="variable" fo:font-size="100%"/>
      </text:list-level-style-bullet>
    </text:list-style>
    <text:list-style style:name="a122">
      <text:list-level-style-bullet text:level="1" text:bullet-char="◦">
        <style:list-level-properties text:space-before="0in" text:min-label-width="0.2in"/>
        <style:text-properties fo:color="#99cb38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99cb38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99cb38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99cb38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99cb38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99cb38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99cb38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99cb38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99cb38" fo:font-family="Calibri" style:font-family-generic="swiss" style:font-pitch="variable" fo:font-size="100%"/>
      </text:list-level-style-bullet>
    </text:list-style>
    <text:list-style style:name="a334">
      <text:list-level-style-bullet text:level="1" text:bullet-char="◦">
        <style:list-level-properties text:space-before="0in" text:min-label-width="0.2in"/>
        <style:text-properties fo:color="#99cb38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99cb38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99cb38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99cb38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99cb38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99cb38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99cb38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99cb38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99cb38" fo:font-family="Calibri" style:font-family-generic="swiss" style:font-pitch="variable" fo:font-size="100%"/>
      </text:list-level-style-bullet>
    </text:list-style>
    <text:list-style style:name="a251">
      <text:list-level-style-bullet text:level="1" text:bullet-char="◦">
        <style:list-level-properties text:space-before="0in" text:min-label-width="0.2in"/>
        <style:text-properties fo:color="#99cb38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99cb38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99cb38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99cb38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99cb38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99cb38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99cb38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99cb38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99cb38" fo:font-family="Calibri" style:font-family-generic="swiss" style:font-pitch="variable" fo:font-size="100%"/>
      </text:list-level-style-bullet>
    </text:list-style>
    <text:list-style style:name="a126">
      <text:list-level-style-bullet text:level="1" text:bullet-char=" ">
        <style:list-level-properties text:space-before="0in" text:min-label-width="0.1in"/>
        <style:text-properties fo:color="#99cb38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99cb38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99cb38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99cb38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99cb38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99cb38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99cb38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99cb38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99cb38" fo:font-family="Calibri" style:font-family-generic="swiss" style:font-pitch="variable" fo:font-size="100%"/>
      </text:list-level-style-bullet>
    </text:list-style>
    <text:list-style style:name="a337">
      <text:list-level-style-bullet text:level="1" text:bullet-char="◦">
        <style:list-level-properties text:space-before="0in" text:min-label-width="0.2in"/>
        <style:text-properties fo:color="#99cb38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99cb38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99cb38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99cb38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99cb38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99cb38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99cb38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99cb38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99cb38" fo:font-family="Calibri" style:font-family-generic="swiss" style:font-pitch="variable" fo:font-size="100%"/>
      </text:list-level-style-bullet>
    </text:list-style>
    <text:list-style style:name="a11">
      <text:list-level-style-bullet text:level="1" text:bullet-char="◦">
        <style:list-level-properties text:space-before="0in" text:min-label-width="0.2in"/>
        <style:text-properties fo:color="#99cb38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99cb38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99cb38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99cb38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99cb38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99cb38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99cb38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99cb38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99cb38" fo:font-family="Calibri" style:font-family-generic="swiss" style:font-pitch="variable" fo:font-size="100%"/>
      </text:list-level-style-bullet>
    </text:list-style>
    <text:list-style style:name="a8">
      <text:list-level-style-bullet text:level="1" text:bullet-char=" ">
        <style:list-level-properties text:space-before="0in" text:min-label-width="0.1in"/>
        <style:text-properties fo:color="#99cb38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99cb38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99cb38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99cb38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99cb38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99cb38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99cb38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99cb38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99cb38" fo:font-family="Calibri" style:font-family-generic="swiss" style:font-pitch="variable" fo:font-size="100%"/>
      </text:list-level-style-bullet>
    </text:list-style>
    <text:list-style style:name="a2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2">
      <text:list-level-style-bullet text:level="1" text:bullet-char="◦">
        <style:list-level-properties text:space-before="0in" text:min-label-width="0.2in"/>
        <style:text-properties fo:color="#99cb38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99cb38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99cb38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99cb38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99cb38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99cb38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99cb38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99cb38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99cb38" fo:font-family="Calibri" style:font-family-generic="swiss" style:font-pitch="variable" fo:font-size="100%"/>
      </text:list-level-style-bullet>
    </text:list-style>
    <text:list-style style:name="a129">
      <text:list-level-style-bullet text:level="1" text:bullet-char="◦">
        <style:list-level-properties text:space-before="0in" text:min-label-width="0.2in"/>
        <style:text-properties fo:color="#99cb38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99cb38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99cb38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99cb38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99cb38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99cb38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99cb38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99cb38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99cb38" fo:font-family="Calibri" style:font-family-generic="swiss" style:font-pitch="variable" fo:font-size="100%"/>
      </text:list-level-style-bullet>
    </text:list-style>
    <text:list-style style:name="a14">
      <text:list-level-style-bullet text:level="1" text:bullet-char="◦">
        <style:list-level-properties text:space-before="0in" text:min-label-width="0.2in"/>
        <style:text-properties fo:color="#99cb38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99cb38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99cb38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99cb38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99cb38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99cb38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99cb38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99cb38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99cb38" fo:font-family="Calibri" style:font-family-generic="swiss" style:font-pitch="variable" fo:font-size="100%"/>
      </text:list-level-style-bullet>
    </text:list-style>
    <text:list-style style:name="a1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">
      <text:list-level-style-bullet text:level="1" text:bullet-char="◦">
        <style:list-level-properties text:space-before="0in" text:min-label-width="0.2in"/>
        <style:text-properties fo:color="#99cb38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99cb38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99cb38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99cb38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99cb38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99cb38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99cb38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99cb38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99cb38" fo:font-family="Calibri" style:font-family-generic="swiss" style:font-pitch="variable" fo:font-size="100%"/>
      </text:list-level-style-bullet>
    </text:list-style>
    <text:list-style style:name="a62">
      <text:list-level-style-bullet text:level="1" text:bullet-char="◦">
        <style:list-level-properties text:space-before="0in" text:min-label-width="0.2in"/>
        <style:text-properties fo:color="#99cb38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99cb38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99cb38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99cb38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99cb38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99cb38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99cb38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99cb38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99cb38" fo:font-family="Calibri" style:font-family-generic="swiss" style:font-pitch="variable" fo:font-size="100%"/>
      </text:list-level-style-bullet>
    </text:list-style>
    <text:list-style style:name="a65">
      <text:list-level-style-bullet text:level="1" text:bullet-char="◦">
        <style:list-level-properties text:space-before="0in" text:min-label-width="0.2in"/>
        <style:text-properties fo:color="#99cb38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99cb38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99cb38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99cb38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99cb38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99cb38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99cb38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99cb38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99cb38" fo:font-family="Calibri" style:font-family-generic="swiss" style:font-pitch="variable" fo:font-size="100%"/>
      </text:list-level-style-bullet>
    </text:list-style>
    <text:list-style style:name="a68">
      <text:list-level-style-bullet text:level="1" text:bullet-char="◦">
        <style:list-level-properties text:space-before="0in" text:min-label-width="0.2in"/>
        <style:text-properties fo:color="#99cb38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99cb38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99cb38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99cb38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99cb38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99cb38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99cb38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99cb38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99cb38" fo:font-family="Calibri" style:font-family-generic="swiss" style:font-pitch="variable" fo:font-size="100%"/>
      </text:list-level-style-bullet>
    </text:list-style>
    <text:list-style style:name="a239">
      <text:list-level-style-bullet text:level="1" text:bullet-char=" ">
        <style:list-level-properties text:space-before="0in" text:min-label-width="0.1in"/>
        <style:text-properties fo:color="#99cb38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99cb38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99cb38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99cb38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99cb38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99cb38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99cb38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99cb38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99cb38" fo:font-family="Calibri" style:font-family-generic="swiss" style:font-pitch="variable" fo:font-size="100%"/>
      </text:list-level-style-bullet>
    </text:list-style>
    <text:list-style style:name="a1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0">
      <text:list-level-style-bullet text:level="1" text:bullet-char="◦">
        <style:list-level-properties text:space-before="0in" text:min-label-width="0.2in"/>
        <style:text-properties fo:color="#99cb38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99cb38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99cb38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99cb38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99cb38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99cb38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99cb38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99cb38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99cb38" fo:font-family="Calibri" style:font-family-generic="swiss" style:font-pitch="variable" fo:font-size="100%"/>
      </text:list-level-style-bullet>
    </text:list-style>
    <text:list-style style:name="a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2">
      <text:list-level-style-bullet text:level="1" text:bullet-char="◦">
        <style:list-level-properties text:space-before="0in" text:min-label-width="0.2in"/>
        <style:text-properties fo:color="#99cb38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99cb38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99cb38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99cb38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99cb38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99cb38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99cb38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99cb38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99cb38" fo:font-family="Calibri" style:font-family-generic="swiss" style:font-pitch="variable" fo:font-size="100%"/>
      </text:list-level-style-bullet>
    </text:list-style>
    <text:list-style style:name="a135">
      <text:list-level-style-bullet text:level="1" text:bullet-char="◦">
        <style:list-level-properties text:space-before="0in" text:min-label-width="0.2in"/>
        <style:text-properties fo:color="#99cb38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99cb38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99cb38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99cb38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99cb38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99cb38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99cb38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99cb38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99cb38" fo:font-family="Calibri" style:font-family-generic="swiss" style:font-pitch="variable" fo:font-size="100%"/>
      </text:list-level-style-bullet>
    </text:list-style>
    <text:list-style style:name="a20">
      <text:list-level-style-bullet text:level="1" text:bullet-char="◦">
        <style:list-level-properties text:space-before="0in" text:min-label-width="0.2in"/>
        <style:text-properties fo:color="#99cb38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99cb38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99cb38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99cb38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99cb38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99cb38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99cb38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99cb38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99cb38" fo:font-family="Calibri" style:font-family-generic="swiss" style:font-pitch="variable" fo:font-size="100%"/>
      </text:list-level-style-bullet>
    </text:list-style>
    <text:list-style style:name="a180">
      <text:list-level-style-bullet text:level="1" text:bullet-char=" ">
        <style:list-level-properties text:space-before="0in" text:min-label-width="0.1in"/>
        <style:text-properties fo:color="#99cb38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99cb38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99cb38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99cb38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99cb38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99cb38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99cb38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99cb38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99cb38" fo:font-family="Calibri" style:font-family-generic="swiss" style:font-pitch="variable" fo:font-size="100%"/>
      </text:list-level-style-bullet>
    </text:list-style>
    <text:list-style style:name="a138">
      <text:list-level-style-bullet text:level="1" text:bullet-char="◦">
        <style:list-level-properties text:space-before="0in" text:min-label-width="0.2in"/>
        <style:text-properties fo:color="#99cb38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99cb38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99cb38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99cb38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99cb38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99cb38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99cb38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99cb38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99cb38" fo:font-family="Calibri" style:font-family-generic="swiss" style:font-pitch="variable" fo:font-size="100%"/>
      </text:list-level-style-bullet>
    </text:list-style>
    <text:list-style style:name="a183">
      <text:list-level-style-bullet text:level="1" text:bullet-char="◦">
        <style:list-level-properties text:space-before="0in" text:min-label-width="0.2in"/>
        <style:text-properties fo:color="#99cb38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99cb38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99cb38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99cb38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99cb38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99cb38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99cb38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99cb38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99cb38" fo:font-family="Calibri" style:font-family-generic="swiss" style:font-pitch="variable" fo:font-size="100%"/>
      </text:list-level-style-bullet>
    </text:list-style>
    <text:list-style style:name="a186">
      <text:list-level-style-bullet text:level="1" text:bullet-char="◦">
        <style:list-level-properties text:space-before="0in" text:min-label-width="0.2in"/>
        <style:text-properties fo:color="#99cb38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99cb38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99cb38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99cb38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99cb38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99cb38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99cb38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99cb38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99cb38" fo:font-family="Calibri" style:font-family-generic="swiss" style:font-pitch="variable" fo:font-size="100%"/>
      </text:list-level-style-bullet>
    </text:list-style>
    <text:list-style style:name="a110">
      <text:list-level-style-bullet text:level="1" text:bullet-char=" ">
        <style:list-level-properties text:space-before="0in" text:min-label-width="0.1in"/>
        <style:text-properties fo:color="#99cb38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99cb38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99cb38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99cb38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99cb38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99cb38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99cb38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99cb38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99cb38" fo:font-family="Calibri" style:font-family-generic="swiss" style:font-pitch="variable" fo:font-size="100%"/>
      </text:list-level-style-bullet>
    </text:list-style>
    <text:list-style style:name="a71">
      <text:list-level-style-bullet text:level="1" text:bullet-char="◦">
        <style:list-level-properties text:space-before="0in" text:min-label-width="0.2in"/>
        <style:text-properties fo:color="#99cb38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99cb38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99cb38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99cb38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99cb38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99cb38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99cb38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99cb38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99cb38" fo:font-family="Calibri" style:font-family-generic="swiss" style:font-pitch="variable" fo:font-size="100%"/>
      </text:list-level-style-bullet>
    </text:list-style>
    <text:list-style style:name="a189">
      <text:list-level-style-bullet text:level="1" text:bullet-char="◦">
        <style:list-level-properties text:space-before="0in" text:min-label-width="0.2in"/>
        <style:text-properties fo:color="#99cb38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99cb38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99cb38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99cb38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99cb38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99cb38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99cb38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99cb38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99cb38" fo:font-family="Calibri" style:font-family-generic="swiss" style:font-pitch="variable" fo:font-size="100%"/>
      </text:list-level-style-bullet>
    </text:list-style>
    <text:list-style style:name="a113">
      <text:list-level-style-bullet text:level="1" text:bullet-char="◦">
        <style:list-level-properties text:space-before="0in" text:min-label-width="0.2in"/>
        <style:text-properties fo:color="#99cb38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99cb38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99cb38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99cb38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99cb38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99cb38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99cb38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99cb38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99cb38" fo:font-family="Calibri" style:font-family-generic="swiss" style:font-pitch="variable" fo:font-size="100%"/>
      </text:list-level-style-bullet>
    </text:list-style>
    <text:list-style style:name="a242">
      <text:list-level-style-bullet text:level="1" text:bullet-char="◦">
        <style:list-level-properties text:space-before="0in" text:min-label-width="0.2in"/>
        <style:text-properties fo:color="#99cb38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99cb38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99cb38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99cb38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99cb38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99cb38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99cb38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99cb38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99cb38" fo:font-family="Calibri" style:font-family-generic="swiss" style:font-pitch="variable" fo:font-size="100%"/>
      </text:list-level-style-bullet>
    </text:list-style>
    <text:list-style style:name="a116">
      <text:list-level-style-bullet text:level="1" text:bullet-char="◦">
        <style:list-level-properties text:space-before="0in" text:min-label-width="0.2in"/>
        <style:text-properties fo:color="#99cb38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99cb38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99cb38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99cb38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99cb38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99cb38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99cb38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99cb38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99cb38" fo:font-family="Calibri" style:font-family-generic="swiss" style:font-pitch="variable" fo:font-size="100%"/>
      </text:list-level-style-bullet>
    </text:list-style>
    <text:list-style style:name="a160">
      <text:list-level-style-bullet text:level="1" text:bullet-char=" ">
        <style:list-level-properties text:space-before="0in" text:min-label-width="0.1in"/>
        <style:text-properties fo:color="#99cb38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99cb38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99cb38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99cb38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99cb38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99cb38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99cb38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99cb38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99cb38" fo:font-family="Calibri" style:font-family-generic="swiss" style:font-pitch="variable" fo:font-size="100%"/>
      </text:list-level-style-bullet>
    </text:list-style>
    <text:list-style style:name="a328">
      <text:list-level-style-bullet text:level="1" text:bullet-char=" ">
        <style:list-level-properties text:space-before="0in" text:min-label-width="0.1in"/>
        <style:text-properties fo:color="#99cb38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99cb38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99cb38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99cb38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99cb38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99cb38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99cb38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99cb38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99cb38" fo:font-family="Calibri" style:font-family-generic="swiss" style:font-pitch="variable" fo:font-size="100%"/>
      </text:list-level-style-bullet>
    </text:list-style>
    <text:list-style style:name="a245">
      <text:list-level-style-bullet text:level="1" text:bullet-char="◦">
        <style:list-level-properties text:space-before="0in" text:min-label-width="0.2in"/>
        <style:text-properties fo:color="#99cb38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99cb38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99cb38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99cb38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99cb38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99cb38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99cb38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99cb38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99cb38" fo:font-family="Calibri" style:font-family-generic="swiss" style:font-pitch="variable" fo:font-size="100%"/>
      </text:list-level-style-bullet>
    </text:list-style>
    <text:list-style style:name="a119">
      <text:list-level-style-bullet text:level="1" text:bullet-char="◦">
        <style:list-level-properties text:space-before="0in" text:min-label-width="0.2in"/>
        <style:text-properties fo:color="#99cb38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99cb38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99cb38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99cb38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99cb38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99cb38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99cb38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99cb38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99cb38" fo:font-family="Calibri" style:font-family-generic="swiss" style:font-pitch="variable" fo:font-size="100%"/>
      </text:list-level-style-bullet>
    </text:list-style>
    <text:list-style style:name="a163">
      <text:list-level-style-bullet text:level="1" text:bullet-char="◦">
        <style:list-level-properties text:space-before="0in" text:min-label-width="0.2in"/>
        <style:text-properties fo:color="#99cb38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99cb38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99cb38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99cb38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99cb38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99cb38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99cb38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99cb38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99cb38" fo:font-family="Calibri" style:font-family-generic="swiss" style:font-pitch="variable" fo:font-size="100%"/>
      </text:list-level-style-bullet>
    </text:list-style>
    <text:list-style style:name="a248">
      <text:list-level-style-bullet text:level="1" text:bullet-char="◦">
        <style:list-level-properties text:space-before="0in" text:min-label-width="0.2in"/>
        <style:text-properties fo:color="#99cb38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99cb38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99cb38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99cb38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99cb38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99cb38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99cb38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99cb38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99cb38" fo:font-family="Calibri" style:font-family-generic="swiss" style:font-pitch="variable" fo:font-size="100%"/>
      </text:list-level-style-bullet>
    </text:list-style>
    <text:list-style style:name="a166">
      <text:list-level-style-bullet text:level="1" text:bullet-char="◦">
        <style:list-level-properties text:space-before="0in" text:min-label-width="0.2in"/>
        <style:text-properties fo:color="#99cb38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99cb38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99cb38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99cb38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99cb38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99cb38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99cb38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99cb38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99cb38" fo:font-family="Calibri" style:font-family-generic="swiss" style:font-pitch="variable" fo:font-size="100%"/>
      </text:list-level-style-bullet>
    </text:list-style>
    <text:list-style style:name="a302">
      <text:list-level-style-bullet text:level="1" text:bullet-char="◦">
        <style:list-level-properties text:space-before="0in" text:min-label-width="0.2in"/>
        <style:text-properties fo:color="#99cb38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99cb38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99cb38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99cb38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99cb38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99cb38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99cb38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99cb38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99cb38" fo:font-family="Calibri" style:font-family-generic="swiss" style:font-pitch="variable" fo:font-size="100%"/>
      </text:list-level-style-bullet>
    </text:list-style>
    <text:list-style style:name="a169">
      <text:list-level-style-bullet text:level="1" text:bullet-char="◦">
        <style:list-level-properties text:space-before="0in" text:min-label-width="0.2in"/>
        <style:text-properties fo:color="#99cb38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99cb38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99cb38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99cb38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99cb38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99cb38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99cb38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99cb38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99cb38" fo:font-family="Calibri" style:font-family-generic="swiss" style:font-pitch="variable" fo:font-size="100%"/>
      </text:list-level-style-bullet>
    </text:list-style>
    <text:list-style style:name="a296">
      <text:list-level-style-bullet text:level="1" text:bullet-char=" ">
        <style:list-level-properties text:space-before="0in" text:min-label-width="0.1in"/>
        <style:text-properties fo:color="#99cb38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99cb38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99cb38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99cb38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99cb38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99cb38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99cb38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99cb38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99cb38" fo:font-family="Calibri" style:font-family-generic="swiss" style:font-pitch="variable" fo:font-size="100%"/>
      </text:list-level-style-bullet>
    </text:list-style>
    <text:list-style style:name="a305">
      <text:list-level-style-bullet text:level="1" text:bullet-char="◦">
        <style:list-level-properties text:space-before="0in" text:min-label-width="0.2in"/>
        <style:text-properties fo:color="#99cb38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99cb38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99cb38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99cb38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99cb38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99cb38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99cb38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99cb38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99cb38" fo:font-family="Calibri" style:font-family-generic="swiss" style:font-pitch="variable" fo:font-size="100%"/>
      </text:list-level-style-bullet>
    </text:list-style>
    <text:list-style style:name="a299">
      <text:list-level-style-bullet text:level="1" text:bullet-char="◦">
        <style:list-level-properties text:space-before="0in" text:min-label-width="0.2in"/>
        <style:text-properties fo:color="#99cb38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99cb38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99cb38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99cb38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99cb38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99cb38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99cb38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99cb38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99cb38" fo:font-family="Calibri" style:font-family-generic="swiss" style:font-pitch="variable" fo:font-size="100%"/>
      </text:list-level-style-bullet>
    </text:list-style>
    <text:list-style style:name="a308">
      <text:list-level-style-bullet text:level="1" text:bullet-char="◦">
        <style:list-level-properties text:space-before="0in" text:min-label-width="0.2in"/>
        <style:text-properties fo:color="#99cb38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99cb38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99cb38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99cb38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99cb38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99cb38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99cb38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99cb38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99cb38" fo:font-family="Calibri" style:font-family-generic="swiss" style:font-pitch="variable" fo:font-size="100%"/>
      </text:list-level-style-bullet>
    </text:list-style>
    <text:list-style style:name="a59">
      <text:list-level-style-bullet text:level="1" text:bullet-char=" ">
        <style:list-level-properties text:space-before="0in" text:min-label-width="0.1in"/>
        <style:text-properties fo:color="#99cb38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99cb38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99cb38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99cb38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99cb38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99cb38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99cb38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99cb38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99cb38" fo:font-family="Calibri" style:font-family-generic="swiss" style:font-pitch="variable" fo:font-size="100%"/>
      </text:list-level-style-bullet>
    </text:list-style>
    <number:date-style xmlns:number="urn:oasis:names:tc:opendocument:xmlns:datastyle:1.0" style:name="a28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4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1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9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5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4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Retrospect" style:page-layout-name="pageLayout1" draw:style-name="a0">
      <draw:custom-shape svg:x="0in" svg:y="7in" svg:width="13.33333in" svg:height="0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3332in" svg:height="0.07271in" draw:id="id1" draw:style-name="a2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" presentation:style-name="a5" draw:name="Title Placeholder 1" svg:x="1.2in" svg:y="0.31343in" svg:width="11in" svg:height="1.58657in" presentation:class="title" presentation:placeholder="false">
        <draw:text-box>
          <text:p text:style-name="a4" text:class-names="" text:cond-style-name=""><text:span text:style-name="a3" text:class-names="">Click to edit Master title style</text:span></text:p>
        </draw:text-box>
        <svg:title/>
        <svg:desc/>
      </draw:frame>
      <draw:frame draw:id="id3" presentation:style-name="a21" draw:name="Text Placeholder 2" svg:x="1.2in" svg:y="2.01852in" svg:width="11in" svg:height="4.4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Click to 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" presentation:style-name="a25" draw:name="Date Placeholder 3" svg:x="1.2in" svg:y="7.06451in" svg:width="2.70371in" svg:height="0.39931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9/30/2019</text:date></text:span></text:p>
        </draw:text-box>
        <svg:title/>
        <svg:desc/>
      </draw:frame>
      <draw:frame draw:id="id5" presentation:style-name="a28" draw:name="Footer Placeholder 4" svg:x="4.03126in" svg:y="7.06451in" svg:width="5.27428in" svg:height="0.39931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6" presentation:style-name="a31" draw:name="Slide Number Placeholder 5" svg:x="10.82727in" svg:y="7.06451in" svg:width="1.43485in" svg:height="0.39931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>‹#›</text:page-number></text:span></text:p>
        </draw:text-box>
        <svg:title/>
        <svg:desc/>
      </draw:frame>
      <draw:connector draw:type="line" svg:x1="1.30526in" svg:y1="1.90053in" svg:x2="12.20526in" svg:y2="1.90053in" draw:id="id7" draw:style-name="a32" draw:name="Straight Connector 9">
        <svg:title/>
        <svg:desc/>
      </draw:connector>
    </style:master-page>
    <style:master-page style:name="Master1-Layout1-title-Title-Slide" style:page-layout-name="pageLayout1" draw:style-name="a33">
      <draw:custom-shape svg:x="0.00347in" svg:y="7in" svg:width="13.32986in" svg:height="0.5in" draw:id="id8" draw:style-name="a3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9" draw:style-name="a35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0" presentation:style-name="a38" draw:name="Title 1" svg:x="1.2in" svg:y="0.83in" svg:width="11in" svg:height="3.9in" presentation:class="title" presentation:placeholder="false">
        <draw:text-box>
          <text:p text:style-name="a37" text:class-names="" text:cond-style-name=""><text:span text:style-name="a36" text:class-names="">Click to edit Master title style</text:span></text:p>
        </draw:text-box>
        <svg:title/>
        <svg:desc/>
      </draw:frame>
      <draw:frame draw:id="id11" presentation:style-name="a41" draw:name="Subtitle 2" svg:x="1.20303in" svg:y="4.87273in" svg:width="11in" svg:height="1.25in" presentation:class="subtitle" presentation:placeholder="false">
        <draw:text-box>
          <text:p text:style-name="a40" text:class-names="" text:cond-style-name=""><text:span text:style-name="a39" text:class-names="">Click to edit Master subtitle style</text:span></text:p>
        </draw:text-box>
        <svg:title/>
        <svg:desc/>
      </draw:frame>
      <draw:frame draw:id="id12" presentation:style-name="a45" draw:name="Date Placeholder 3" svg:x="1.2in" svg:y="7.06451in" svg:width="2.70371in" svg:height="0.39931in" presentation:class="date-time" presentation:placeholder="false">
        <draw:text-box>
          <text:p text:style-name="a44" text:class-names="" text:cond-style-name=""><text:span text:style-name="a42" text:class-names=""><text:date text:fixed="false" style:data-style-name="a43">9/30/2019</text:date></text:span></text:p>
        </draw:text-box>
        <svg:title/>
        <svg:desc/>
      </draw:frame>
      <draw:frame draw:id="id13" presentation:style-name="a48" draw:name="Footer Placeholder 4" svg:x="4.03126in" svg:y="7.06451in" svg:width="5.27428in" svg:height="0.39931in" presentation:class="footer" presentation:placeholder="false">
        <draw:text-box>
          <text:p text:style-name="a47" text:class-names="" text:cond-style-name=""><text:span text:style-name="a46" text:class-names=""/></text:p>
        </draw:text-box>
        <svg:title/>
        <svg:desc/>
      </draw:frame>
      <draw:frame draw:id="id14" presentation:style-name="a51" draw:name="Slide Number Placeholder 5" svg:x="10.82727in" svg:y="7.06451in" svg:width="1.43485in" svg:height="0.39931in" presentation:class="page-number" presentation:placeholder="false">
        <draw:text-box>
          <text:p text:style-name="a50" text:class-names="" text:cond-style-name=""><text:span text:style-name="a49" text:class-names=""><text:page-number style:num-format="1" text:fixed="false">‹#›</text:page-number></text:span></text:p>
        </draw:text-box>
        <svg:title/>
        <svg:desc/>
      </draw:frame>
      <draw:connector draw:type="line" svg:x1="1.32071in" svg:y1="4.75in" svg:x2="12.12071in" svg:y2="4.75in" draw:id="id15" draw:style-name="a52" draw:name="Straight Connector 8">
        <svg:title/>
        <svg:desc/>
      </draw:connector>
    </style:master-page>
    <style:master-page style:name="Master1-Layout2-obj-Title-and-Content" style:page-layout-name="pageLayout1" draw:style-name="a53">
      <draw:frame draw:id="id16" draw:layer="Master1-bg" presentation:style-name="a56" draw:name="Title 1" svg:x="1.2in" svg:y="0.31343in" svg:width="11in" svg:height="1.58657in" presentation:class="title" presentation:placeholder="false">
        <draw:text-box>
          <text:p text:style-name="a55" text:class-names="" text:cond-style-name=""><text:span text:style-name="a54" text:class-names="">Click to edit Master title style</text:span></text:p>
        </draw:text-box>
        <svg:title/>
        <svg:desc/>
      </draw:frame>
      <draw:frame draw:id="id17" draw:layer="Master1-bg" presentation:style-name="a72" draw:name="Content Placeholder 2" svg:x="1.2in" svg:y="2.01852in" svg:width="11in" svg:height="4.4in" presentation:class="object" presentation:placeholder="false">
        <draw:text-box>
          <text:list text:style-name="a59">
            <text:list-item>
              <text:p text:style-name="a58" text:class-names="" text:cond-style-name=""><text:span text:style-name="a57" text:class-names="">Click to edit Master text styles</text:span></text:p>
            </text:list-item>
          </text:list>
          <text:list text:style-name="a62">
            <text:list-item>
              <text:list text:style-name="a62">
                <text:list-item>
                  <text:p text:style-name="a61" text:class-names="" text:cond-style-name=""><text:span text:style-name="a60" text:class-names="">Second level</text:span></text:p>
                </text:list-item>
              </text:list>
            </text:list-item>
          </text:list>
          <text:list text:style-name="a65">
            <text:list-item>
              <text:list text:style-name="a65">
                <text:list-item>
                  <text:list text:style-name="a65">
                    <text:list-item>
                      <text:p text:style-name="a64" text:class-names="" text:cond-style-name=""><text:span text:style-name="a63" text:class-names="">Third level</text:span></text:p>
                    </text:list-item>
                  </text:list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list text:style-name="a68">
                        <text:list-item>
                          <text:p text:style-name="a67" text:class-names="" text:cond-style-name=""><text:span text:style-name="a6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list text:style-name="a71">
                            <text:list-item>
                              <text:p text:style-name="a70" text:class-names="" text:cond-style-name=""><text:span text:style-name="a6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draw:layer="Master1-bg" presentation:style-name="a76" draw:name="Date Placeholder 3" svg:x="1.2in" svg:y="7.06451in" svg:width="2.70371in" svg:height="0.39931in" presentation:class="date-time" presentation:placeholder="false">
        <draw:text-box>
          <text:p text:style-name="a75" text:class-names="" text:cond-style-name=""><text:span text:style-name="a73" text:class-names=""><text:date text:fixed="false" style:data-style-name="a74">9/30/2019</text:date></text:span></text:p>
        </draw:text-box>
        <svg:title/>
        <svg:desc/>
      </draw:frame>
      <draw:frame draw:id="id19" presentation:style-name="a79" draw:name="Footer Placeholder 4" svg:x="4.03126in" svg:y="7.06451in" svg:width="5.27428in" svg:height="0.39931in" presentation:class="footer" presentation:placeholder="false">
        <draw:text-box>
          <text:p text:style-name="a78" text:class-names="" text:cond-style-name=""><text:span text:style-name="a77" text:class-names=""/></text:p>
        </draw:text-box>
        <svg:title/>
        <svg:desc/>
      </draw:frame>
      <draw:frame draw:id="id20" presentation:style-name="a82" draw:name="Slide Number Placeholder 5" svg:x="10.82727in" svg:y="7.06451in" svg:width="1.43485in" svg:height="0.39931in" presentation:class="page-number" presentation:placeholder="false">
        <draw:text-box>
          <text:p text:style-name="a81" text:class-names="" text:cond-style-name=""><text:span text:style-name="a80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3-secHead-Section-Header" style:page-layout-name="pageLayout1" draw:style-name="a83">
      <draw:custom-shape svg:x="0.00347in" svg:y="7in" svg:width="13.32986in" svg:height="0.5in" draw:id="id21" draw:style-name="a8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22" draw:style-name="a85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3" presentation:style-name="a88" draw:name="Title 1" svg:x="1.2in" svg:y="0.83in" svg:width="11in" svg:height="3.9in" presentation:class="title" presentation:placeholder="false">
        <draw:text-box>
          <text:p text:style-name="a87" text:class-names="" text:cond-style-name=""><text:span text:style-name="a86" text:class-names="">Click to edit Master title style</text:span></text:p>
        </draw:text-box>
        <svg:title/>
        <svg:desc/>
      </draw:frame>
      <draw:frame draw:id="id24" presentation:style-name="a92" draw:name="Text Placeholder 2" svg:x="1.2in" svg:y="4.87in" svg:width="11in" svg:height="1.25in" presentation:class="outline" presentation:placeholder="false">
        <draw:text-box>
          <text:list text:style-name="a91">
            <text:list-item>
              <text:p text:style-name="a90" text:class-names="" text:cond-style-name=""><text:span text:style-name="a89" text:class-names="">Click to edit Master text styles</text:span></text:p>
            </text:list-item>
          </text:list>
        </draw:text-box>
        <svg:title/>
        <svg:desc/>
      </draw:frame>
      <draw:frame draw:id="id25" presentation:style-name="a96" draw:name="Date Placeholder 3" svg:x="1.2in" svg:y="7.06451in" svg:width="2.70371in" svg:height="0.39931in" presentation:class="date-time" presentation:placeholder="false">
        <draw:text-box>
          <text:p text:style-name="a95" text:class-names="" text:cond-style-name=""><text:span text:style-name="a93" text:class-names=""><text:date text:fixed="false" style:data-style-name="a94">9/30/2019</text:date></text:span></text:p>
        </draw:text-box>
        <svg:title/>
        <svg:desc/>
      </draw:frame>
      <draw:frame draw:id="id26" presentation:style-name="a99" draw:name="Footer Placeholder 4" svg:x="4.03126in" svg:y="7.06451in" svg:width="5.27428in" svg:height="0.39931in" presentation:class="footer" presentation:placeholder="false">
        <draw:text-box>
          <text:p text:style-name="a98" text:class-names="" text:cond-style-name=""><text:span text:style-name="a97" text:class-names=""/></text:p>
        </draw:text-box>
        <svg:title/>
        <svg:desc/>
      </draw:frame>
      <draw:frame draw:id="id27" presentation:style-name="a102" draw:name="Slide Number Placeholder 5" svg:x="10.82727in" svg:y="7.06451in" svg:width="1.43485in" svg:height="0.39931in" presentation:class="page-number" presentation:placeholder="false">
        <draw:text-box>
          <text:p text:style-name="a101" text:class-names="" text:cond-style-name=""><text:span text:style-name="a100" text:class-names=""><text:page-number style:num-format="1" text:fixed="false">‹#›</text:page-number></text:span></text:p>
        </draw:text-box>
        <svg:title/>
        <svg:desc/>
      </draw:frame>
      <draw:connector draw:type="line" svg:x1="1.32071in" svg:y1="4.75in" svg:x2="12.12071in" svg:y2="4.75in" draw:id="id28" draw:style-name="a103" draw:name="Straight Connector 8">
        <svg:title/>
        <svg:desc/>
      </draw:connector>
    </style:master-page>
    <style:master-page style:name="Master1-Layout4-twoObj-Two-Content" style:page-layout-name="pageLayout1" draw:style-name="a104">
      <draw:frame draw:id="id29" draw:layer="Master1-bg" presentation:style-name="a107" draw:name="Title 7" svg:x="1.2in" svg:y="0.31343in" svg:width="11in" svg:height="1.58657in" presentation:class="title" presentation:placeholder="false">
        <draw:text-box>
          <text:p text:style-name="a106" text:class-names="" text:cond-style-name=""><text:span text:style-name="a105" text:class-names="">Click to edit Master title style</text:span></text:p>
        </draw:text-box>
        <svg:title/>
        <svg:desc/>
      </draw:frame>
      <draw:frame draw:id="id30" draw:layer="Master1-bg" presentation:style-name="a123" draw:name="Content Placeholder 2" svg:x="1.2in" svg:y="2.01852in" svg:width="5.4in" svg:height="4.4in" presentation:class="object" presentation:placeholder="false">
        <draw:text-box>
          <text:list text:style-name="a110">
            <text:list-item>
              <text:p text:style-name="a109" text:class-names="" text:cond-style-name=""><text:span text:style-name="a108" text:class-names="">Click to edit Master text styles</text:span></text:p>
            </text:list-item>
          </text:list>
          <text:list text:style-name="a113">
            <text:list-item>
              <text:list text:style-name="a113">
                <text:list-item>
                  <text:p text:style-name="a112" text:class-names="" text:cond-style-name=""><text:span text:style-name="a111" text:class-names="">Second level</text:span></text:p>
                </text:list-item>
              </text:list>
            </text:list-item>
          </text:list>
          <text:list text:style-name="a116">
            <text:list-item>
              <text:list text:style-name="a116">
                <text:list-item>
                  <text:list text:style-name="a116">
                    <text:list-item>
                      <text:p text:style-name="a115" text:class-names="" text:cond-style-name=""><text:span text:style-name="a114" text:class-names="">Third level</text:span></text:p>
                    </text:list-item>
                  </text:list>
                </text:list-item>
              </text:list>
            </text:list-item>
          </text:list>
          <text:list text:style-name="a119">
            <text:list-item>
              <text:list text:style-name="a119">
                <text:list-item>
                  <text:list text:style-name="a119">
                    <text:list-item>
                      <text:list text:style-name="a119">
                        <text:list-item>
                          <text:p text:style-name="a118" text:class-names="" text:cond-style-name=""><text:span text:style-name="a11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2">
            <text:list-item>
              <text:list text:style-name="a122">
                <text:list-item>
                  <text:list text:style-name="a122">
                    <text:list-item>
                      <text:list text:style-name="a122">
                        <text:list-item>
                          <text:list text:style-name="a122">
                            <text:list-item>
                              <text:p text:style-name="a121" text:class-names="" text:cond-style-name=""><text:span text:style-name="a120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draw:layer="Master1-bg" presentation:style-name="a139" draw:name="Content Placeholder 3" svg:x="6.8in" svg:y="2.01852in" svg:width="5.4in" svg:height="4.4in" presentation:class="object" presentation:placeholder="false">
        <draw:text-box>
          <text:list text:style-name="a126">
            <text:list-item>
              <text:p text:style-name="a125" text:class-names="" text:cond-style-name=""><text:span text:style-name="a124" text:class-names="">Click to edit Master text styles</text:span></text:p>
            </text:list-item>
          </text:list>
          <text:list text:style-name="a129">
            <text:list-item>
              <text:list text:style-name="a129">
                <text:list-item>
                  <text:p text:style-name="a128" text:class-names="" text:cond-style-name=""><text:span text:style-name="a127" text:class-names="">Second level</text:span></text:p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p text:style-name="a131" text:class-names="" text:cond-style-name=""><text:span text:style-name="a130" text:class-names="">Third level</text:span></text:p>
                    </text:list-item>
                  </text:list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list text:style-name="a135">
                        <text:list-item>
                          <text:p text:style-name="a134" text:class-names="" text:cond-style-name=""><text:span text:style-name="a13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8">
            <text:list-item>
              <text:list text:style-name="a138">
                <text:list-item>
                  <text:list text:style-name="a138">
                    <text:list-item>
                      <text:list text:style-name="a138">
                        <text:list-item>
                          <text:list text:style-name="a138">
                            <text:list-item>
                              <text:p text:style-name="a137" text:class-names="" text:cond-style-name=""><text:span text:style-name="a13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2" presentation:style-name="a143" draw:name="Date Placeholder 4" svg:x="1.2in" svg:y="7.06451in" svg:width="2.70371in" svg:height="0.39931in" presentation:class="date-time" presentation:placeholder="false">
        <draw:text-box>
          <text:p text:style-name="a142" text:class-names="" text:cond-style-name=""><text:span text:style-name="a140" text:class-names=""><text:date text:fixed="false" style:data-style-name="a141">9/30/2019</text:date></text:span></text:p>
        </draw:text-box>
        <svg:title/>
        <svg:desc/>
      </draw:frame>
      <draw:frame draw:id="id33" presentation:style-name="a146" draw:name="Footer Placeholder 5" svg:x="4.03126in" svg:y="7.06451in" svg:width="5.27428in" svg:height="0.39931in" presentation:class="footer" presentation:placeholder="false">
        <draw:text-box>
          <text:p text:style-name="a145" text:class-names="" text:cond-style-name=""><text:span text:style-name="a144" text:class-names=""/></text:p>
        </draw:text-box>
        <svg:title/>
        <svg:desc/>
      </draw:frame>
      <draw:frame draw:id="id34" presentation:style-name="a149" draw:name="Slide Number Placeholder 6" svg:x="10.82727in" svg:y="7.06451in" svg:width="1.43485in" svg:height="0.39931in" presentation:class="page-number" presentation:placeholder="false">
        <draw:text-box>
          <text:p text:style-name="a148" text:class-names="" text:cond-style-name=""><text:span text:style-name="a147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5-twoTxTwoObj-Comparison" style:page-layout-name="pageLayout1" draw:style-name="a150">
      <draw:frame draw:id="id35" draw:layer="Master1-bg" presentation:style-name="a153" draw:name="Title 9" svg:x="1.2in" svg:y="0.31343in" svg:width="11in" svg:height="1.58657in" presentation:class="title" presentation:placeholder="false">
        <draw:text-box>
          <text:p text:style-name="a152" text:class-names="" text:cond-style-name=""><text:span text:style-name="a151" text:class-names="">Click to edit Master title style</text:span></text:p>
        </draw:text-box>
        <svg:title/>
        <svg:desc/>
      </draw:frame>
      <draw:frame draw:id="id36" draw:layer="Master1-bg" presentation:style-name="a157" draw:name="Text Placeholder 2" svg:x="1.2in" svg:y="2.01887in" svg:width="5.4in" svg:height="0.80521in" presentation:class="outline" presentation:placeholder="false">
        <draw:text-box>
          <text:list text:style-name="a156">
            <text:list-item>
              <text:p text:style-name="a155" text:class-names="" text:cond-style-name=""><text:span text:style-name="a154" text:class-names="">Click to edit Master text styles</text:span></text:p>
            </text:list-item>
          </text:list>
        </draw:text-box>
        <svg:title/>
        <svg:desc/>
      </draw:frame>
      <draw:frame draw:id="id37" draw:layer="Master1-bg" presentation:style-name="a173" draw:name="Content Placeholder 3" svg:x="1.2in" svg:y="2.82407in" svg:width="5.4in" svg:height="3.69444in" presentation:class="object" presentation:placeholder="false">
        <draw:text-box>
          <text:list text:style-name="a160">
            <text:list-item>
              <text:p text:style-name="a159" text:class-names="" text:cond-style-name=""><text:span text:style-name="a158" text:class-names="">Click to edit Master text styles</text:span></text:p>
            </text:list-item>
          </text:list>
          <text:list text:style-name="a163">
            <text:list-item>
              <text:list text:style-name="a163">
                <text:list-item>
                  <text:p text:style-name="a162" text:class-names="" text:cond-style-name=""><text:span text:style-name="a161" text:class-names="">Second level</text:span></text:p>
                </text:list-item>
              </text:list>
            </text:list-item>
          </text:list>
          <text:list text:style-name="a166">
            <text:list-item>
              <text:list text:style-name="a166">
                <text:list-item>
                  <text:list text:style-name="a166">
                    <text:list-item>
                      <text:p text:style-name="a165" text:class-names="" text:cond-style-name=""><text:span text:style-name="a164" text:class-names="">Third level</text:span></text:p>
                    </text:list-item>
                  </text:list>
                </text:list-item>
              </text:list>
            </text:list-item>
          </text:list>
          <text:list text:style-name="a169">
            <text:list-item>
              <text:list text:style-name="a169">
                <text:list-item>
                  <text:list text:style-name="a169">
                    <text:list-item>
                      <text:list text:style-name="a169">
                        <text:list-item>
                          <text:p text:style-name="a168" text:class-names="" text:cond-style-name=""><text:span text:style-name="a16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2">
            <text:list-item>
              <text:list text:style-name="a172">
                <text:list-item>
                  <text:list text:style-name="a172">
                    <text:list-item>
                      <text:list text:style-name="a172">
                        <text:list-item>
                          <text:list text:style-name="a172">
                            <text:list-item>
                              <text:p text:style-name="a171" text:class-names="" text:cond-style-name=""><text:span text:style-name="a170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177" draw:name="Text Placeholder 4" svg:x="6.8in" svg:y="2.01887in" svg:width="5.4in" svg:height="0.80521in" presentation:class="outline" presentation:placeholder="false">
        <draw:text-box>
          <text:list text:style-name="a176">
            <text:list-item>
              <text:p text:style-name="a175" text:class-names="" text:cond-style-name=""><text:span text:style-name="a174" text:class-names="">Click to edit Master text styles</text:span></text:p>
            </text:list-item>
          </text:list>
        </draw:text-box>
        <svg:title/>
        <svg:desc/>
      </draw:frame>
      <draw:frame draw:id="id39" presentation:style-name="a193" draw:name="Content Placeholder 5" svg:x="6.8in" svg:y="2.82407in" svg:width="5.4in" svg:height="3.69444in" presentation:class="object" presentation:placeholder="false">
        <draw:text-box>
          <text:list text:style-name="a180">
            <text:list-item>
              <text:p text:style-name="a179" text:class-names="" text:cond-style-name=""><text:span text:style-name="a178" text:class-names="">Click to edit Master text styles</text:span></text:p>
            </text:list-item>
          </text:list>
          <text:list text:style-name="a183">
            <text:list-item>
              <text:list text:style-name="a183">
                <text:list-item>
                  <text:p text:style-name="a182" text:class-names="" text:cond-style-name=""><text:span text:style-name="a181" text:class-names="">Second level</text:span></text:p>
                </text:list-item>
              </text:list>
            </text:list-item>
          </text:list>
          <text:list text:style-name="a186">
            <text:list-item>
              <text:list text:style-name="a186">
                <text:list-item>
                  <text:list text:style-name="a186">
                    <text:list-item>
                      <text:p text:style-name="a185" text:class-names="" text:cond-style-name=""><text:span text:style-name="a184" text:class-names="">Third level</text:span></text:p>
                    </text:list-item>
                  </text:list>
                </text:list-item>
              </text:list>
            </text:list-item>
          </text:list>
          <text:list text:style-name="a189">
            <text:list-item>
              <text:list text:style-name="a189">
                <text:list-item>
                  <text:list text:style-name="a189">
                    <text:list-item>
                      <text:list text:style-name="a189">
                        <text:list-item>
                          <text:p text:style-name="a188" text:class-names="" text:cond-style-name=""><text:span text:style-name="a18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90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0" presentation:style-name="a197" draw:name="Date Placeholder 6" svg:x="1.2in" svg:y="7.06451in" svg:width="2.70371in" svg:height="0.39931in" presentation:class="date-time" presentation:placeholder="false">
        <draw:text-box>
          <text:p text:style-name="a196" text:class-names="" text:cond-style-name=""><text:span text:style-name="a194" text:class-names=""><text:date text:fixed="false" style:data-style-name="a195">9/30/2019</text:date></text:span></text:p>
        </draw:text-box>
        <svg:title/>
        <svg:desc/>
      </draw:frame>
      <draw:frame draw:id="id41" presentation:style-name="a200" draw:name="Footer Placeholder 7" svg:x="4.03126in" svg:y="7.06451in" svg:width="5.27428in" svg:height="0.39931in" presentation:class="footer" presentation:placeholder="false">
        <draw:text-box>
          <text:p text:style-name="a199" text:class-names="" text:cond-style-name=""><text:span text:style-name="a198" text:class-names=""/></text:p>
        </draw:text-box>
        <svg:title/>
        <svg:desc/>
      </draw:frame>
      <draw:frame draw:id="id42" presentation:style-name="a203" draw:name="Slide Number Placeholder 8" svg:x="10.82727in" svg:y="7.06451in" svg:width="1.43485in" svg:height="0.39931in" presentation:class="page-number" presentation:placeholder="false">
        <draw:text-box>
          <text:p text:style-name="a202" text:class-names="" text:cond-style-name=""><text:span text:style-name="a201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6-titleOnly-Title-Only" style:page-layout-name="pageLayout1" draw:style-name="a204">
      <draw:frame draw:id="id43" draw:layer="Master1-bg" presentation:style-name="a207" draw:name="Title 1" svg:x="1.2in" svg:y="0.31343in" svg:width="11in" svg:height="1.58657in" presentation:class="title" presentation:placeholder="false">
        <draw:text-box>
          <text:p text:style-name="a206" text:class-names="" text:cond-style-name=""><text:span text:style-name="a205" text:class-names="">Click to edit Master title style</text:span></text:p>
        </draw:text-box>
        <svg:title/>
        <svg:desc/>
      </draw:frame>
      <draw:frame draw:id="id44" draw:layer="Master1-bg" presentation:style-name="a211" draw:name="Date Placeholder 2" svg:x="1.2in" svg:y="7.06451in" svg:width="2.70371in" svg:height="0.39931in" presentation:class="date-time" presentation:placeholder="false">
        <draw:text-box>
          <text:p text:style-name="a210" text:class-names="" text:cond-style-name=""><text:span text:style-name="a208" text:class-names=""><text:date text:fixed="false" style:data-style-name="a209">9/30/2019</text:date></text:span></text:p>
        </draw:text-box>
        <svg:title/>
        <svg:desc/>
      </draw:frame>
      <draw:frame draw:id="id45" draw:layer="Master1-bg" presentation:style-name="a214" draw:name="Footer Placeholder 3" svg:x="4.03126in" svg:y="7.06451in" svg:width="5.27428in" svg:height="0.39931in" presentation:class="footer" presentation:placeholder="false">
        <draw:text-box>
          <text:p text:style-name="a213" text:class-names="" text:cond-style-name=""><text:span text:style-name="a212" text:class-names=""/></text:p>
        </draw:text-box>
        <svg:title/>
        <svg:desc/>
      </draw:frame>
      <draw:frame draw:id="id46" presentation:style-name="a217" draw:name="Slide Number Placeholder 4" svg:x="10.82727in" svg:y="7.06451in" svg:width="1.43485in" svg:height="0.39931in" presentation:class="page-number" presentation:placeholder="false">
        <draw:text-box>
          <text:p text:style-name="a216" text:class-names="" text:cond-style-name=""><text:span text:style-name="a215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7-blank-Blank" style:page-layout-name="pageLayout1" draw:style-name="a218">
      <draw:custom-shape svg:x="0.00347in" svg:y="7in" svg:width="13.32986in" svg:height="0.5in" draw:id="id47" draw:style-name="a219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48" draw:style-name="a220" draw:name="Rectangle 5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9" presentation:style-name="a224" draw:name="Date Placeholder 6" svg:x="1.2in" svg:y="7.06451in" svg:width="2.70371in" svg:height="0.39931in" presentation:class="date-time" presentation:placeholder="false">
        <draw:text-box>
          <text:p text:style-name="a223" text:class-names="" text:cond-style-name=""><text:span text:style-name="a221" text:class-names=""><text:date text:fixed="false" style:data-style-name="a222">9/30/2019</text:date></text:span></text:p>
        </draw:text-box>
        <svg:title/>
        <svg:desc/>
      </draw:frame>
      <draw:frame draw:id="id50" presentation:style-name="a227" draw:name="Footer Placeholder 7" svg:x="4.03126in" svg:y="7.06451in" svg:width="5.27428in" svg:height="0.39931in" presentation:class="footer" presentation:placeholder="false">
        <draw:text-box>
          <text:p text:style-name="a226" text:class-names="" text:cond-style-name=""><text:span text:style-name="a225" text:class-names=""/></text:p>
        </draw:text-box>
        <svg:title/>
        <svg:desc/>
      </draw:frame>
      <draw:frame draw:id="id51" presentation:style-name="a230" draw:name="Slide Number Placeholder 8" svg:x="10.82727in" svg:y="7.06451in" svg:width="1.43485in" svg:height="0.39931in" presentation:class="page-number" presentation:placeholder="false">
        <draw:text-box>
          <text:p text:style-name="a229" text:class-names="" text:cond-style-name=""><text:span text:style-name="a228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8-objTx-Content-with-Caption" style:page-layout-name="pageLayout1" draw:style-name="a231">
      <draw:custom-shape svg:x="0.00002in" svg:y="0in" svg:width="4.43in" svg:height="7.5in" draw:id="id52" draw:style-name="a232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4.41828in" svg:y="0in" svg:width="0.07in" svg:height="7.5in" draw:id="id53" draw:style-name="a233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4" presentation:style-name="a236" draw:name="Title 1" svg:x="0.5in" svg:y="0.65in" svg:width="3.5in" svg:height="2.5in" presentation:class="title" presentation:placeholder="false">
        <draw:text-box>
          <text:p text:style-name="a235" text:class-names="" text:cond-style-name=""><text:span text:style-name="a234" text:class-names="">Click to edit Master title style</text:span></text:p>
        </draw:text-box>
        <svg:title/>
        <svg:desc/>
      </draw:frame>
      <draw:frame draw:id="id55" presentation:style-name="a252" draw:name="Content Placeholder 2" svg:x="5.25in" svg:y="0.8in" svg:width="7.1in" svg:height="5.75in" presentation:class="object" presentation:placeholder="false">
        <draw:text-box>
          <text:list text:style-name="a239">
            <text:list-item>
              <text:p text:style-name="a238" text:class-names="" text:cond-style-name=""><text:span text:style-name="a237" text:class-names="">Click to edit Master text styles</text:span></text:p>
            </text:list-item>
          </text:list>
          <text:list text:style-name="a242">
            <text:list-item>
              <text:list text:style-name="a242">
                <text:list-item>
                  <text:p text:style-name="a241" text:class-names="" text:cond-style-name=""><text:span text:style-name="a240" text:class-names="">Second level</text:span></text:p>
                </text:list-item>
              </text:list>
            </text:list-item>
          </text:list>
          <text:list text:style-name="a245">
            <text:list-item>
              <text:list text:style-name="a245">
                <text:list-item>
                  <text:list text:style-name="a245">
                    <text:list-item>
                      <text:p text:style-name="a244" text:class-names="" text:cond-style-name=""><text:span text:style-name="a243" text:class-names="">Third level</text:span></text:p>
                    </text:list-item>
                  </text:list>
                </text:list-item>
              </text:list>
            </text:list-item>
          </text:list>
          <text:list text:style-name="a248">
            <text:list-item>
              <text:list text:style-name="a248">
                <text:list-item>
                  <text:list text:style-name="a248">
                    <text:list-item>
                      <text:list text:style-name="a248">
                        <text:list-item>
                          <text:p text:style-name="a247" text:class-names="" text:cond-style-name=""><text:span text:style-name="a24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1">
            <text:list-item>
              <text:list text:style-name="a251">
                <text:list-item>
                  <text:list text:style-name="a251">
                    <text:list-item>
                      <text:list text:style-name="a251">
                        <text:list-item>
                          <text:list text:style-name="a251">
                            <text:list-item>
                              <text:p text:style-name="a250" text:class-names="" text:cond-style-name=""><text:span text:style-name="a24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6" presentation:style-name="a256" draw:name="Text Placeholder 3" svg:x="0.5in" svg:y="3.2in" svg:width="3.5in" svg:height="3.69545in" presentation:class="outline" presentation:placeholder="false">
        <draw:text-box>
          <text:list text:style-name="a255">
            <text:list-item>
              <text:p text:style-name="a254" text:class-names="" text:cond-style-name=""><text:span text:style-name="a253" text:class-names="">Click to edit Master text styles</text:span></text:p>
            </text:list-item>
          </text:list>
        </draw:text-box>
        <svg:title/>
        <svg:desc/>
      </draw:frame>
      <draw:frame draw:id="id57" presentation:style-name="a260" draw:name="Date Placeholder 4" svg:x="0.50909in" svg:y="7.06451in" svg:width="2.86364in" svg:height="0.39931in" presentation:class="date-time" presentation:placeholder="false">
        <draw:text-box>
          <text:p text:style-name="a259" text:class-names="" text:cond-style-name=""><text:span text:style-name="a257" text:class-names=""><text:date text:fixed="false" style:data-style-name="a258">9/30/2019</text:date></text:span></text:p>
        </draw:text-box>
        <svg:title/>
        <svg:desc/>
      </draw:frame>
      <draw:frame draw:id="id58" presentation:style-name="a263" draw:name="Footer Placeholder 5" svg:x="5.25in" svg:y="7.06451in" svg:width="5.08333in" svg:height="0.39931in" presentation:class="footer" presentation:placeholder="false">
        <draw:text-box>
          <text:p text:style-name="a262" text:class-names="" text:cond-style-name=""><text:span text:style-name="a261" text:class-names=""/></text:p>
        </draw:text-box>
        <svg:title/>
        <svg:desc/>
      </draw:frame>
      <draw:frame draw:id="id59" presentation:style-name="a266" draw:name="Slide Number Placeholder 6" svg:x="10.82727in" svg:y="7.06451in" svg:width="1.43485in" svg:height="0.39931in" presentation:class="page-number" presentation:placeholder="false">
        <draw:text-box>
          <text:p text:style-name="a265" text:class-names="" text:cond-style-name=""><text:span text:style-name="a264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9-picTx-Picture-with-Caption" style:page-layout-name="pageLayout1" draw:style-name="a267">
      <draw:custom-shape svg:x="0in" svg:y="5.41667in" svg:width="13.32986in" svg:height="2.08333in" draw:id="id60" draw:style-name="a268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5.37519in" svg:width="13.32986in" svg:height="0.07in" draw:id="id61" draw:style-name="a26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2" presentation:style-name="a272" draw:name="Title 1" svg:x="1.2in" svg:y="5.55in" svg:width="11.06042in" svg:height="0.9in" presentation:class="title" presentation:placeholder="false">
        <draw:text-box>
          <text:p text:style-name="a271" text:class-names="" text:cond-style-name=""><text:span text:style-name="a270" text:class-names="">Click to edit Master title style</text:span></text:p>
        </draw:text-box>
        <svg:title/>
        <svg:desc/>
      </draw:frame>
      <draw:frame draw:id="id63" presentation:style-name="a275" draw:name="Picture Placeholder 2" svg:x="0.00002in" svg:y="0in" svg:width="13.33332in" svg:height="5.37519in" presentation:class="graphic" presentation:placeholder="false">
        <draw:text-box>
          <text:p text:style-name="a274" text:class-names="" text:cond-style-name=""><text:span text:style-name="a273" text:class-names=""/></text:p>
        </draw:text-box>
        <svg:title/>
        <svg:desc/>
      </draw:frame>
      <draw:frame draw:id="id64" presentation:style-name="a279" draw:name="Text Placeholder 3" svg:x="1.2in" svg:y="6.46in" svg:width="11.06in" svg:height="0.65in" presentation:class="outline" presentation:placeholder="false">
        <draw:text-box>
          <text:list text:style-name="a278">
            <text:list-item>
              <text:p text:style-name="a277" text:class-names="" text:cond-style-name=""><text:span text:style-name="a276" text:class-names="">Click to edit Master text styles</text:span></text:p>
            </text:list-item>
          </text:list>
        </draw:text-box>
        <svg:title/>
        <svg:desc/>
      </draw:frame>
      <draw:frame draw:id="id65" presentation:style-name="a283" draw:name="Date Placeholder 4" svg:x="1.2in" svg:y="7.06451in" svg:width="2.70371in" svg:height="0.39931in" presentation:class="date-time" presentation:placeholder="false">
        <draw:text-box>
          <text:p text:style-name="a282" text:class-names="" text:cond-style-name=""><text:span text:style-name="a280" text:class-names=""><text:date text:fixed="false" style:data-style-name="a281">9/30/2019</text:date></text:span></text:p>
        </draw:text-box>
        <svg:title/>
        <svg:desc/>
      </draw:frame>
      <draw:frame draw:id="id66" presentation:style-name="a286" draw:name="Footer Placeholder 5" svg:x="4.03126in" svg:y="7.06451in" svg:width="5.27428in" svg:height="0.39931in" presentation:class="footer" presentation:placeholder="false">
        <draw:text-box>
          <text:p text:style-name="a285" text:class-names="" text:cond-style-name=""><text:span text:style-name="a284" text:class-names=""/></text:p>
        </draw:text-box>
        <svg:title/>
        <svg:desc/>
      </draw:frame>
      <draw:frame draw:id="id67" presentation:style-name="a289" draw:name="Slide Number Placeholder 6" svg:x="10.82727in" svg:y="7.06451in" svg:width="1.43485in" svg:height="0.39931in" presentation:class="page-number" presentation:placeholder="false">
        <draw:text-box>
          <text:p text:style-name="a288" text:class-names="" text:cond-style-name=""><text:span text:style-name="a287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0-vertTx-Title-and-Vertical-Text" style:page-layout-name="pageLayout1" draw:style-name="a290">
      <draw:frame draw:id="id68" draw:layer="Master1-bg" presentation:style-name="a293" draw:name="Title 1" svg:x="1.2in" svg:y="0.31343in" svg:width="11in" svg:height="1.58657in" presentation:class="title" presentation:placeholder="false">
        <draw:text-box>
          <text:p text:style-name="a292" text:class-names="" text:cond-style-name=""><text:span text:style-name="a291" text:class-names="">Click to edit Master title style</text:span></text:p>
        </draw:text-box>
        <svg:title/>
        <svg:desc/>
      </draw:frame>
      <draw:frame draw:id="id69" draw:layer="Master1-bg" presentation:style-name="a309" draw:name="Vertical Text Placeholder 2" svg:x="1.2in" svg:y="2.01852in" svg:width="11in" svg:height="4.4in" presentation:class="outline" presentation:placeholder="false">
        <draw:text-box>
          <text:list text:style-name="a296">
            <text:list-item>
              <text:p text:style-name="a295" text:class-names="" text:cond-style-name=""><text:span text:style-name="a294" text:class-names="">Click to edit Master text styles</text:span></text:p>
            </text:list-item>
          </text:list>
          <text:list text:style-name="a299">
            <text:list-item>
              <text:list text:style-name="a299">
                <text:list-item>
                  <text:p text:style-name="a298" text:class-names="" text:cond-style-name=""><text:span text:style-name="a297" text:class-names="">Second level</text:span></text:p>
                </text:list-item>
              </text:list>
            </text:list-item>
          </text:list>
          <text:list text:style-name="a302">
            <text:list-item>
              <text:list text:style-name="a302">
                <text:list-item>
                  <text:list text:style-name="a302">
                    <text:list-item>
                      <text:p text:style-name="a301" text:class-names="" text:cond-style-name=""><text:span text:style-name="a300" text:class-names="">Third level</text:span></text:p>
                    </text:list-item>
                  </text:list>
                </text:list-item>
              </text:list>
            </text:list-item>
          </text:list>
          <text:list text:style-name="a305">
            <text:list-item>
              <text:list text:style-name="a305">
                <text:list-item>
                  <text:list text:style-name="a305">
                    <text:list-item>
                      <text:list text:style-name="a305">
                        <text:list-item>
                          <text:p text:style-name="a304" text:class-names="" text:cond-style-name=""><text:span text:style-name="a30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08">
            <text:list-item>
              <text:list text:style-name="a308">
                <text:list-item>
                  <text:list text:style-name="a308">
                    <text:list-item>
                      <text:list text:style-name="a308">
                        <text:list-item>
                          <text:list text:style-name="a308">
                            <text:list-item>
                              <text:p text:style-name="a307" text:class-names="" text:cond-style-name=""><text:span text:style-name="a30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0" draw:layer="Master1-bg" presentation:style-name="a313" draw:name="Date Placeholder 3" svg:x="1.2in" svg:y="7.06451in" svg:width="2.70371in" svg:height="0.39931in" presentation:class="date-time" presentation:placeholder="false">
        <draw:text-box>
          <text:p text:style-name="a312" text:class-names="" text:cond-style-name=""><text:span text:style-name="a310" text:class-names=""><text:date text:fixed="false" style:data-style-name="a311">9/30/2019</text:date></text:span></text:p>
        </draw:text-box>
        <svg:title/>
        <svg:desc/>
      </draw:frame>
      <draw:frame draw:id="id71" presentation:style-name="a316" draw:name="Footer Placeholder 4" svg:x="4.03126in" svg:y="7.06451in" svg:width="5.27428in" svg:height="0.39931in" presentation:class="footer" presentation:placeholder="false">
        <draw:text-box>
          <text:p text:style-name="a315" text:class-names="" text:cond-style-name=""><text:span text:style-name="a314" text:class-names=""/></text:p>
        </draw:text-box>
        <svg:title/>
        <svg:desc/>
      </draw:frame>
      <draw:frame draw:id="id72" presentation:style-name="a319" draw:name="Slide Number Placeholder 5" svg:x="10.82727in" svg:y="7.06451in" svg:width="1.43485in" svg:height="0.39931in" presentation:class="page-number" presentation:placeholder="false">
        <draw:text-box>
          <text:p text:style-name="a318" text:class-names="" text:cond-style-name=""><text:span text:style-name="a317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1-vertTitleAndTx-Vertical-Title-and-Text" style:page-layout-name="pageLayout1" draw:style-name="a320">
      <draw:custom-shape svg:x="0.00347in" svg:y="7in" svg:width="13.32986in" svg:height="0.5in" draw:id="id73" draw:style-name="a32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74" draw:style-name="a322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5" presentation:style-name="a325" draw:name="Vertical Title 1" svg:x="9.54167in" svg:y="0.4509in" svg:width="2.875in" svg:height="6.2991in" presentation:class="title" presentation:placeholder="false">
        <draw:text-box>
          <text:p text:style-name="a324" text:class-names="" text:cond-style-name=""><text:span text:style-name="a323" text:class-names="">Click to edit Master title style</text:span></text:p>
        </draw:text-box>
        <svg:title/>
        <svg:desc/>
      </draw:frame>
      <draw:frame draw:id="id76" presentation:style-name="a341" draw:name="Vertical Text Placeholder 2" svg:x="0.91667in" svg:y="0.4509in" svg:width="8.45833in" svg:height="6.2991in" presentation:class="outline" presentation:placeholder="false">
        <draw:text-box>
          <text:list text:style-name="a328">
            <text:list-item>
              <text:p text:style-name="a327" text:class-names="" text:cond-style-name=""><text:span text:style-name="a326" text:class-names="">Click to edit Master text styles</text:span></text:p>
            </text:list-item>
          </text:list>
          <text:list text:style-name="a331">
            <text:list-item>
              <text:list text:style-name="a331">
                <text:list-item>
                  <text:p text:style-name="a330" text:class-names="" text:cond-style-name=""><text:span text:style-name="a329" text:class-names="">Second level</text:span></text:p>
                </text:list-item>
              </text:list>
            </text:list-item>
          </text:list>
          <text:list text:style-name="a334">
            <text:list-item>
              <text:list text:style-name="a334">
                <text:list-item>
                  <text:list text:style-name="a334">
                    <text:list-item>
                      <text:p text:style-name="a333" text:class-names="" text:cond-style-name=""><text:span text:style-name="a332" text:class-names="">Third level</text:span></text:p>
                    </text:list-item>
                  </text:list>
                </text:list-item>
              </text:list>
            </text:list-item>
          </text:list>
          <text:list text:style-name="a337">
            <text:list-item>
              <text:list text:style-name="a337">
                <text:list-item>
                  <text:list text:style-name="a337">
                    <text:list-item>
                      <text:list text:style-name="a337">
                        <text:list-item>
                          <text:p text:style-name="a336" text:class-names="" text:cond-style-name=""><text:span text:style-name="a33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0">
            <text:list-item>
              <text:list text:style-name="a340">
                <text:list-item>
                  <text:list text:style-name="a340">
                    <text:list-item>
                      <text:list text:style-name="a340">
                        <text:list-item>
                          <text:list text:style-name="a340">
                            <text:list-item>
                              <text:p text:style-name="a339" text:class-names="" text:cond-style-name=""><text:span text:style-name="a33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7" presentation:style-name="a345" draw:name="Date Placeholder 3" svg:x="1.2in" svg:y="7.06451in" svg:width="2.70371in" svg:height="0.39931in" presentation:class="date-time" presentation:placeholder="false">
        <draw:text-box>
          <text:p text:style-name="a344" text:class-names="" text:cond-style-name=""><text:span text:style-name="a342" text:class-names=""><text:date text:fixed="false" style:data-style-name="a343">9/30/2019</text:date></text:span></text:p>
        </draw:text-box>
        <svg:title/>
        <svg:desc/>
      </draw:frame>
      <draw:frame draw:id="id78" presentation:style-name="a348" draw:name="Footer Placeholder 4" svg:x="4.03126in" svg:y="7.06451in" svg:width="5.27428in" svg:height="0.39931in" presentation:class="footer" presentation:placeholder="false">
        <draw:text-box>
          <text:p text:style-name="a347" text:class-names="" text:cond-style-name=""><text:span text:style-name="a346" text:class-names=""/></text:p>
        </draw:text-box>
        <svg:title/>
        <svg:desc/>
      </draw:frame>
      <draw:frame draw:id="id79" presentation:style-name="a351" draw:name="Slide Number Placeholder 5" svg:x="10.82727in" svg:y="7.06451in" svg:width="1.43485in" svg:height="0.39931in" presentation:class="page-number" presentation:placeholder="false">
        <draw:text-box>
          <text:p text:style-name="a350" text:class-names="" text:cond-style-name=""><text:span text:style-name="a349" text:class-names=""><text:page-number style:num-format="1" text:fixed="false">‹#›</text:page-number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 Presentation</dc:title>
    <meta:initial-creator/>
    <dc:creator> </dc:creator>
    <meta:creation-date>2013-07-15T20:26:40Z</meta:creation-date>
    <dc:date>2019-09-30T20:51:05Z</dc:date>
    <meta:template xlink:href="office%20theme" xlink:type="simple"/>
    <meta:editing-cycles>129</meta:editing-cycles>
    <meta:editing-duration>PT0S</meta:editing-duration>
    <meta:document-statistic meta:paragraph-count="0" meta:word-count="0"/>
  </office:meta>
</office:document-meta>
</file>